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ormalWeb" style:master-page-name="MP0" style:family="paragraph">
      <style:paragraph-properties fo:break-before="page" style:writing-mode="rl-tb"/>
    </style:style>
    <style:style style:name="T2" style:parent-style-name="DefaultParagraphFont" style:family="text">
      <style:text-properties style:font-name="Taamey Ashkenaz" style:font-name-complex="Taamey Ashkenaz" fo:font-size="8pt" style:font-size-asian="8pt" style:font-size-complex="8pt"/>
    </style:style>
    <style:style style:name="P3" style:parent-style-name="NormalWeb" style:family="paragraph">
      <style:paragraph-properties style:writing-mode="rl-tb"/>
    </style:style>
    <style:style style:name="T4" style:parent-style-name="DefaultParagraphFont" style:family="text">
      <style:text-properties style:font-name="Taamey Ashkenaz" style:font-name-complex="Taamey Ashkenaz" fo:font-size="8pt" style:font-size-asian="8pt" style:font-size-complex="8pt"/>
    </style:style>
    <style:style style:name="T5" style:parent-style-name="DefaultParagraphFont" style:family="text">
      <style:text-properties style:font-name="Taamey Ashkenaz" style:font-name-complex="Taamey Ashkenaz" fo:font-size="8pt" style:font-size-asian="8pt" style:font-size-complex="8pt"/>
    </style:style>
    <style:style style:name="T6" style:parent-style-name="DefaultParagraphFont" style:family="text">
      <style:text-properties style:font-name="Taamey Ashkenaz" style:font-name-complex="Taamey Ashkenaz" fo:font-size="8pt" style:font-size-asian="8pt" style:font-size-complex="8pt"/>
    </style:style>
    <style:style style:name="T7" style:parent-style-name="DefaultParagraphFont" style:family="text">
      <style:text-properties style:font-name="Taamey Ashkenaz" style:font-name-complex="Taamey Ashkenaz" fo:font-size="8pt" style:font-size-asian="8pt" style:font-size-complex="8pt"/>
    </style:style>
    <style:style style:name="T8" style:parent-style-name="DefaultParagraphFont" style:family="text">
      <style:text-properties style:font-name="Taamey Ashkenaz" style:font-name-complex="Taamey Ashkenaz" fo:font-size="8pt" style:font-size-asian="8pt" style:font-size-complex="8pt"/>
    </style:style>
    <style:style style:name="T9" style:parent-style-name="DefaultParagraphFont" style:family="text">
      <style:text-properties style:font-name="Taamey Ashkenaz" style:font-name-complex="Taamey Ashkenaz" fo:font-size="8pt" style:font-size-asian="8pt" style:font-size-complex="8pt"/>
    </style:style>
    <style:style style:name="T10" style:parent-style-name="DefaultParagraphFont" style:family="text">
      <style:text-properties style:font-name="Taamey Ashkenaz" style:font-name-complex="Taamey Ashkenaz" fo:font-size="8pt" style:font-size-asian="8pt" style:font-size-complex="8pt"/>
    </style:style>
    <style:style style:name="T11" style:parent-style-name="DefaultParagraphFont" style:family="text">
      <style:text-properties style:font-name="Taamey Ashkenaz" style:font-name-complex="Taamey Ashkenaz" fo:font-size="8pt" style:font-size-asian="8pt" style:font-size-complex="8pt"/>
    </style:style>
    <style:style style:name="T12" style:parent-style-name="DefaultParagraphFont" style:family="text">
      <style:text-properties style:font-name="Taamey Ashkenaz" style:font-name-complex="Taamey Ashkenaz" fo:font-size="8pt" style:font-size-asian="8pt" style:font-size-complex="8pt"/>
    </style:style>
    <style:style style:name="T13" style:parent-style-name="DefaultParagraphFont" style:family="text">
      <style:text-properties style:font-name="Taamey Ashkenaz" style:font-name-complex="Taamey Ashkenaz" fo:font-size="8pt" style:font-size-asian="8pt" style:font-size-complex="8pt"/>
    </style:style>
    <style:style style:name="T14" style:parent-style-name="DefaultParagraphFont" style:family="text">
      <style:text-properties style:font-name="Taamey Ashkenaz" style:font-name-complex="Taamey Ashkenaz" fo:font-size="8pt" style:font-size-asian="8pt" style:font-size-complex="8pt"/>
    </style:style>
    <style:style style:name="T15" style:parent-style-name="DefaultParagraphFont" style:family="text">
      <style:text-properties style:font-name="Taamey Ashkenaz" style:font-name-complex="Taamey Ashkenaz" fo:font-size="8pt" style:font-size-asian="8pt" style:font-size-complex="8pt"/>
    </style:style>
    <style:style style:name="T16" style:parent-style-name="DefaultParagraphFont" style:family="text">
      <style:text-properties style:font-name="Taamey Ashkenaz" style:font-name-complex="Taamey Ashkenaz" fo:font-size="8pt" style:font-size-asian="8pt" style:font-size-complex="8pt"/>
    </style:style>
    <style:style style:name="P17" style:parent-style-name="NormalWeb" style:family="paragraph">
      <style:paragraph-properties style:writing-mode="rl-tb"/>
    </style:style>
    <style:style style:name="T18" style:parent-style-name="DefaultParagraphFont" style:family="text">
      <style:text-properties style:font-name="Taamey Ashkenaz" style:font-name-complex="Taamey Ashkenaz" fo:font-size="8pt" style:font-size-asian="8pt" style:font-size-complex="8pt"/>
    </style:style>
    <style:style style:name="T19" style:parent-style-name="DefaultParagraphFont" style:family="text">
      <style:text-properties style:font-name="Taamey Ashkenaz" style:font-name-complex="Taamey Ashkenaz" fo:font-size="8pt" style:font-size-asian="8pt" style:font-size-complex="8pt"/>
    </style:style>
    <style:style style:name="T20" style:parent-style-name="DefaultParagraphFont" style:family="text">
      <style:text-properties style:font-name="Taamey Ashkenaz" style:font-name-complex="Taamey Ashkenaz" fo:font-size="8pt" style:font-size-asian="8pt" style:font-size-complex="8pt"/>
    </style:style>
    <style:style style:name="T21" style:parent-style-name="DefaultParagraphFont" style:family="text">
      <style:text-properties style:font-name="Taamey Ashkenaz" style:font-name-complex="Taamey Ashkenaz" fo:font-size="8pt" style:font-size-asian="8pt" style:font-size-complex="8pt"/>
    </style:style>
    <style:style style:name="T22" style:parent-style-name="DefaultParagraphFont" style:family="text">
      <style:text-properties style:font-name="Taamey Ashkenaz" style:font-name-complex="Taamey Ashkenaz" fo:font-size="8pt" style:font-size-asian="8pt" style:font-size-complex="8pt"/>
    </style:style>
    <style:style style:name="T23" style:parent-style-name="DefaultParagraphFont" style:family="text">
      <style:text-properties style:font-name="Taamey Ashkenaz" style:font-name-complex="Taamey Ashkenaz" fo:font-size="8pt" style:font-size-asian="8pt" style:font-size-complex="8pt"/>
    </style:style>
    <style:style style:name="T24" style:parent-style-name="DefaultParagraphFont" style:family="text">
      <style:text-properties style:font-name="Taamey Ashkenaz" style:font-name-complex="Taamey Ashkenaz" fo:font-size="8pt" style:font-size-asian="8pt" style:font-size-complex="8pt"/>
    </style:style>
    <style:style style:name="T25" style:parent-style-name="DefaultParagraphFont" style:family="text">
      <style:text-properties style:font-name="Taamey Ashkenaz" style:font-name-complex="Taamey Ashkenaz" fo:font-size="8pt" style:font-size-asian="8pt" style:font-size-complex="8pt"/>
    </style:style>
    <style:style style:name="T26" style:parent-style-name="DefaultParagraphFont" style:family="text">
      <style:text-properties style:font-name="Taamey Ashkenaz" style:font-name-complex="Taamey Ashkenaz" fo:font-size="8pt" style:font-size-asian="8pt" style:font-size-complex="8pt"/>
    </style:style>
    <style:style style:name="T27" style:parent-style-name="DefaultParagraphFont" style:family="text">
      <style:text-properties style:font-name="Taamey Ashkenaz" style:font-name-complex="Taamey Ashkenaz" fo:font-size="8pt" style:font-size-asian="8pt" style:font-size-complex="8pt"/>
    </style:style>
    <style:style style:name="T28" style:parent-style-name="DefaultParagraphFont" style:family="text">
      <style:text-properties style:font-name="Taamey Ashkenaz" style:font-name-complex="Taamey Ashkenaz" fo:font-size="8pt" style:font-size-asian="8pt" style:font-size-complex="8pt"/>
    </style:style>
    <style:style style:name="P29" style:parent-style-name="Textbody" style:family="paragraph">
      <style:paragraph-properties fo:text-align="start" style:writing-mode="rl-tb" fo:margin-bottom="0.0576in"/>
    </style:style>
    <style:style style:name="T30" style:parent-style-name="DefaultParagraphFont" style:family="text">
      <style:text-properties style:font-name="Taamey Ashkenaz" style:font-name-complex="Taamey Ashkenaz"/>
    </style:style>
    <style:style style:name="T31" style:parent-style-name="DefaultParagraphFont" style:family="text">
      <style:text-properties style:font-name="Taamey Ashkenaz" style:font-name-complex="Taamey Ashkenaz"/>
    </style:style>
    <style:style style:name="T32" style:parent-style-name="DefaultParagraphFont" style:family="text">
      <style:text-properties style:font-name="Taamey Ashkenaz" style:font-name-complex="Taamey Ashkenaz"/>
    </style:style>
    <style:style style:name="T33" style:parent-style-name="DefaultParagraphFont" style:family="text">
      <style:text-properties style:font-name="Taamey Ashkenaz" style:font-name-complex="Taamey Ashkenaz"/>
    </style:style>
    <style:style style:name="T34" style:parent-style-name="DefaultParagraphFont" style:family="text">
      <style:text-properties style:font-name="Taamey Ashkenaz" style:font-name-complex="Taamey Ashkenaz"/>
    </style:style>
    <style:style style:name="P35" style:parent-style-name="Textbody" style:family="paragraph">
      <style:paragraph-properties fo:text-align="start" style:writing-mode="rl-tb" fo:margin-bottom="0.0576in"/>
    </style:style>
    <style:style style:name="T36" style:parent-style-name="DefaultParagraphFont" style:family="text">
      <style:text-properties style:font-name="Taamey Ashkenaz" style:font-name-complex="Taamey Ashkenaz"/>
    </style:style>
    <style:style style:name="T37" style:parent-style-name="DefaultParagraphFont" style:family="text">
      <style:text-properties style:font-name="Taamey Ashkenaz" style:font-name-complex="Taamey Ashkenaz"/>
    </style:style>
    <style:style style:name="P38" style:parent-style-name="Textbody" style:family="paragraph">
      <style:paragraph-properties fo:text-align="center" fo:margin-bottom="0.0576in"/>
    </style:style>
    <style:style style:name="T39" style:parent-style-name="DefaultParagraphFont" style:family="text">
      <style:text-properties style:font-name="Taamey Ashkenaz" style:font-name-complex="Taamey Ashkenaz" fo:font-size="6pt" style:font-size-asian="6pt" style:font-size-complex="6pt"/>
    </style:style>
    <style:style style:name="T40" style:parent-style-name="DefaultParagraphFont" style:family="text">
      <style:text-properties style:font-name="Taamey Ashkenaz" style:font-name-complex="Taamey Ashkenaz" fo:font-size="6pt" style:font-size-asian="6pt" style:font-size-complex="6pt"/>
    </style:style>
    <style:style style:name="T41" style:parent-style-name="DefaultParagraphFont" style:family="text">
      <style:text-properties style:font-name="Taamey Ashkenaz" style:font-name-complex="Taamey Ashkenaz" fo:font-size="6pt" style:font-size-asian="6pt" style:font-size-complex="6pt"/>
    </style:style>
    <style:style style:name="P42" style:parent-style-name="Textbody" style:family="paragraph">
      <style:paragraph-properties fo:text-align="start" style:writing-mode="rl-tb" fo:margin-bottom="0.0576in"/>
    </style:style>
    <style:style style:name="T43" style:parent-style-name="DefaultParagraphFont" style:family="text">
      <style:text-properties style:font-name="Taamey Ashkenaz" style:font-name-complex="Taamey Ashkenaz"/>
    </style:style>
    <style:style style:name="T44" style:parent-style-name="DefaultParagraphFont" style:family="text">
      <style:text-properties style:font-name="Taamey Ashkenaz" style:font-name-complex="Taamey Ashkenaz"/>
    </style:style>
    <style:style style:name="P45" style:parent-style-name="Textbody" style:family="paragraph">
      <style:paragraph-properties style:writing-mode="rl-tb" fo:margin-bottom="0.0576in"/>
    </style:style>
    <style:style style:name="T46" style:parent-style-name="DefaultParagraphFont" style:family="text">
      <style:text-properties style:font-name="Taamey Ashkenaz" style:font-name-complex="Taamey Ashkenaz"/>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aamey Ashkenaz" style:font-name-complex="Taamey Ashkenaz"/>
    </style:style>
    <style:style style:name="T49" style:parent-style-name="DefaultParagraphFont" style:family="text">
      <style:text-properties style:font-name="Taamey Ashkenaz" style:font-name-complex="Taamey Ashkenaz"/>
    </style:style>
    <style:style style:name="T50" style:parent-style-name="DefaultParagraphFont" style:family="text">
      <style:text-properties style:font-name="Taamey Ashkenaz" style:font-name-complex="Taamey Ashkenaz"/>
    </style:style>
    <style:style style:name="T51" style:parent-style-name="DefaultParagraphFont" style:family="text">
      <style:text-properties style:font-name="Taamey Ashkenaz" style:font-name-complex="Taamey Ashkenaz"/>
    </style:style>
    <style:style style:name="T52" style:parent-style-name="DefaultParagraphFont" style:family="text">
      <style:text-properties style:font-name="Taamey Ashkenaz" style:font-name-complex="Taamey Ashkenaz"/>
    </style:style>
    <style:style style:name="T53" style:parent-style-name="DefaultParagraphFont" style:family="text">
      <style:text-properties style:font-name="Taamey Ashkenaz" style:font-name-complex="Taamey Ashkenaz"/>
    </style:style>
    <style:style style:name="T54" style:parent-style-name="DefaultParagraphFont" style:family="text">
      <style:text-properties style:font-name="Taamey Ashkenaz" style:font-name-complex="Taamey Ashkenaz"/>
    </style:style>
    <style:style style:name="T55" style:parent-style-name="DefaultParagraphFont" style:family="text">
      <style:text-properties style:font-name="Taamey Ashkenaz" style:font-name-complex="Taamey Ashkenaz"/>
    </style:style>
    <style:style style:name="P56" style:parent-style-name="Textbody" style:family="paragraph">
      <style:paragraph-properties style:writing-mode="rl-tb" fo:margin-bottom="0.0576in"/>
    </style:style>
    <style:style style:name="T57" style:parent-style-name="DefaultParagraphFont" style:family="text">
      <style:text-properties style:font-name="Taamey Ashkenaz" style:font-name-complex="Taamey Ashkenaz"/>
    </style:style>
    <style:style style:name="P58" style:parent-style-name="Textbody" style:family="paragraph">
      <style:paragraph-properties fo:text-align="start" style:writing-mode="rl-tb" fo:margin-bottom="0.0576in"/>
    </style:style>
    <style:style style:name="T59" style:parent-style-name="DefaultParagraphFont" style:family="text">
      <style:text-properties style:font-name="Taamey Ashkenaz" style:font-name-complex="Taamey Ashkenaz"/>
    </style:style>
    <style:style style:name="T60" style:parent-style-name="DefaultParagraphFont" style:family="text">
      <style:text-properties style:font-name="Taamey Ashkenaz" style:font-name-complex="Taamey Ashkenaz"/>
    </style:style>
    <style:style style:name="P61" style:parent-style-name="Textbody" style:family="paragraph">
      <style:paragraph-properties fo:text-align="start" style:writing-mode="rl-tb" fo:margin-bottom="0.0576in"/>
    </style:style>
    <style:style style:name="T62" style:parent-style-name="DefaultParagraphFont" style:family="text">
      <style:text-properties style:font-name="Taamey Ashkenaz" style:font-name-complex="Taamey Ashkenaz"/>
    </style:style>
    <style:style style:name="T63" style:parent-style-name="DefaultParagraphFont" style:family="text">
      <style:text-properties style:font-name="Taamey Ashkenaz" style:font-name-complex="Taamey Ashkenaz"/>
    </style:style>
    <style:style style:name="P64" style:parent-style-name="Textbody" style:family="paragraph">
      <style:paragraph-properties fo:text-align="start" style:writing-mode="rl-tb" fo:margin-bottom="0.0576in"/>
    </style:style>
    <style:style style:name="T65" style:parent-style-name="DefaultParagraphFont" style:family="text">
      <style:text-properties style:font-name="Taamey Ashkenaz" style:font-name-complex="Taamey Ashkenaz"/>
    </style:style>
    <style:style style:name="T66" style:parent-style-name="DefaultParagraphFont" style:family="text">
      <style:text-properties style:font-name="Taamey Ashkenaz" style:font-name-complex="Taamey Ashkenaz"/>
    </style:style>
    <style:style style:name="P67" style:parent-style-name="Textbody" style:family="paragraph">
      <style:paragraph-properties fo:text-align="start" style:writing-mode="rl-tb" fo:margin-bottom="0.0576in"/>
    </style:style>
    <style:style style:name="T68" style:parent-style-name="DefaultParagraphFont" style:family="text">
      <style:text-properties style:font-name="Taamey Ashkenaz" style:font-name-complex="Taamey Ashkenaz"/>
    </style:style>
    <style:style style:name="T69" style:parent-style-name="DefaultParagraphFont" style:family="text">
      <style:text-properties style:font-name="Taamey Ashkenaz" style:font-name-complex="Taamey Ashkenaz"/>
    </style:style>
    <style:style style:name="P70" style:parent-style-name="Textbody" style:family="paragraph">
      <style:paragraph-properties fo:text-align="start" style:writing-mode="rl-tb" fo:margin-bottom="0.0576in"/>
      <style:text-properties style:font-name="Taamey Ashkenaz" style:font-name-complex="Taamey Ashkenaz"/>
    </style:style>
    <style:style style:name="P71" style:parent-style-name="Textbody" style:family="paragraph">
      <style:paragraph-properties fo:text-align="start" style:writing-mode="rl-tb" fo:margin-bottom="0.0576in"/>
      <style:text-properties style:font-name="Taamey Ashkenaz" style:font-name-complex="Taamey Ashkenaz"/>
    </style:style>
    <style:style style:name="P72" style:parent-style-name="Textbody" style:family="paragraph">
      <style:paragraph-properties fo:text-align="start" style:writing-mode="rl-tb" fo:margin-bottom="0.0576in"/>
    </style:style>
    <style:style style:name="T73" style:parent-style-name="DefaultParagraphFont" style:family="text">
      <style:text-properties style:font-name="Taamey Ashkenaz" style:font-name-complex="Taamey Ashkenaz"/>
    </style:style>
    <style:style style:name="P74" style:parent-style-name="Textbody" style:family="paragraph">
      <style:paragraph-properties fo:text-align="start" style:writing-mode="rl-tb" fo:margin-bottom="0.0576in"/>
    </style:style>
    <style:style style:name="T75" style:parent-style-name="DefaultParagraphFont" style:family="text">
      <style:text-properties style:font-name="Taamey Ashkenaz" style:font-name-complex="Taamey Ashkenaz"/>
    </style:style>
    <style:style style:name="T76" style:parent-style-name="DefaultParagraphFont" style:family="text">
      <style:text-properties style:font-name="Taamey Ashkenaz" style:font-name-complex="Taamey Ashkenaz"/>
    </style:style>
    <style:style style:name="T77" style:parent-style-name="DefaultParagraphFont" style:family="text">
      <style:text-properties style:font-name="Taamey Ashkenaz" style:font-name-complex="Taamey Ashkenaz"/>
    </style:style>
    <style:style style:name="P78" style:parent-style-name="Textbody" style:family="paragraph">
      <style:paragraph-properties fo:text-align="center" style:writing-mode="rl-tb" fo:margin-bottom="0.0576in"/>
    </style:style>
    <style:style style:name="T79" style:parent-style-name="DefaultParagraphFont" style:family="text">
      <style:text-properties style:font-name="Taamey Ashkenaz" style:font-name-complex="Taamey Ashkenaz" fo:font-size="6pt" style:font-size-asian="6pt" style:font-size-complex="6pt"/>
    </style:style>
    <style:style style:name="T80" style:parent-style-name="DefaultParagraphFont" style:family="text">
      <style:text-properties style:font-name="Taamey Ashkenaz" style:font-name-complex="Taamey Ashkenaz" fo:font-size="6pt" style:font-size-asian="6pt" style:font-size-complex="6pt"/>
    </style:style>
    <style:style style:name="T81" style:parent-style-name="DefaultParagraphFont" style:family="text">
      <style:text-properties style:font-name="Taamey Ashkenaz" style:font-name-complex="Taamey Ashkenaz" fo:font-size="6pt" style:font-size-asian="6pt" style:font-size-complex="6pt"/>
    </style:style>
    <style:style style:name="P82" style:parent-style-name="Textbody" style:family="paragraph">
      <style:paragraph-properties fo:text-align="start" style:writing-mode="rl-tb" fo:margin-bottom="0.0576in"/>
    </style:style>
    <style:style style:name="T83" style:parent-style-name="DefaultParagraphFont" style:family="text">
      <style:text-properties style:font-name="Taamey Ashkenaz" style:font-name-complex="Taamey Ashkenaz"/>
    </style:style>
    <style:style style:name="T84" style:parent-style-name="DefaultParagraphFont" style:family="text">
      <style:text-properties style:font-name="Taamey Ashkenaz" style:font-name-complex="Taamey Ashkenaz"/>
    </style:style>
    <style:style style:name="P85" style:parent-style-name="Textbody" style:family="paragraph">
      <style:paragraph-properties style:writing-mode="rl-tb" fo:margin-bottom="0.0576in"/>
    </style:style>
    <style:style style:name="T86" style:parent-style-name="DefaultParagraphFont" style:family="text">
      <style:text-properties style:font-name="Taamey Ashkenaz" style:font-name-complex="Taamey Ashkenaz"/>
    </style:style>
    <style:style style:name="T87" style:parent-style-name="DefaultParagraphFont" style:family="text">
      <style:text-properties style:font-name="Taamey Ashkenaz" style:font-name-complex="Taamey Ashkenaz"/>
    </style:style>
    <style:style style:name="T88" style:parent-style-name="DefaultParagraphFont" style:family="text">
      <style:text-properties style:font-name="Taamey Ashkenaz" style:font-name-complex="Taamey Ashkenaz"/>
    </style:style>
    <style:style style:name="T89" style:parent-style-name="DefaultParagraphFont" style:family="text">
      <style:text-properties style:font-name="Taamey Ashkenaz" style:font-name-complex="Taamey Ashkenaz"/>
    </style:style>
    <style:style style:name="T90" style:parent-style-name="DefaultParagraphFont" style:family="text">
      <style:text-properties style:font-name="Taamey Ashkenaz" style:font-name-complex="Taamey Ashkenaz"/>
    </style:style>
    <style:style style:name="T91" style:parent-style-name="DefaultParagraphFont" style:family="text">
      <style:text-properties style:font-name="Taamey Ashkenaz" style:font-name-complex="Taamey Ashkenaz" fo:font-size="8pt" style:font-size-asian="8pt"/>
    </style:style>
    <style:style style:name="P92" style:parent-style-name="Textbody" style:family="paragraph">
      <style:paragraph-properties fo:text-align="start" style:writing-mode="rl-tb" fo:margin-bottom="0.0576in"/>
    </style:style>
    <style:style style:name="T93" style:parent-style-name="DefaultParagraphFont" style:family="text">
      <style:text-properties style:font-name="Taamey Ashkenaz" style:font-name-complex="Taamey Ashkenaz" fo:font-size="8pt" style:font-size-asian="8pt"/>
    </style:style>
    <style:style style:name="T94" style:parent-style-name="DefaultParagraphFont" style:family="text">
      <style:text-properties style:font-name="Taamey Ashkenaz" style:font-name-complex="Taamey Ashkenaz" fo:font-size="8pt" style:font-size-asian="8pt"/>
    </style:style>
    <style:style style:name="P95" style:parent-style-name="Textbody" style:family="paragraph">
      <style:paragraph-properties fo:text-align="start" style:writing-mode="rl-tb" fo:margin-bottom="0.0576in"/>
    </style:style>
    <style:style style:name="T96" style:parent-style-name="DefaultParagraphFont" style:family="text">
      <style:text-properties style:font-name="Taamey Ashkenaz" style:font-name-complex="Taamey Ashkenaz" fo:font-size="8pt" style:font-size-asian="8pt"/>
    </style:style>
    <style:style style:name="T97" style:parent-style-name="DefaultParagraphFont" style:family="text">
      <style:text-properties style:font-name="Taamey Ashkenaz" style:font-name-complex="Taamey Ashkenaz" fo:font-size="8pt" style:font-size-asian="8pt"/>
    </style:style>
    <style:style style:name="P98" style:parent-style-name="Textbody" style:family="paragraph">
      <style:paragraph-properties fo:text-align="start" style:writing-mode="rl-tb" fo:margin-bottom="0.0576in"/>
    </style:style>
    <style:style style:name="T99" style:parent-style-name="DefaultParagraphFont" style:family="text">
      <style:text-properties style:font-name="Taamey Ashkenaz" style:font-name-complex="Taamey Ashkenaz" fo:font-size="8pt" style:font-size-asian="8pt"/>
    </style:style>
    <style:style style:name="P100" style:parent-style-name="Textbody" style:family="paragraph">
      <style:paragraph-properties fo:text-align="start" style:writing-mode="rl-tb" fo:margin-bottom="0.0576in"/>
    </style:style>
    <style:style style:name="T101" style:parent-style-name="DefaultParagraphFont" style:family="text">
      <style:text-properties style:font-name="Taamey Ashkenaz" style:font-name-complex="Taamey Ashkenaz" fo:font-size="8pt" style:font-size-asian="8pt"/>
    </style:style>
    <style:style style:name="T102" style:parent-style-name="DefaultParagraphFont" style:family="text">
      <style:text-properties style:font-name="Taamey Ashkenaz" style:font-name-complex="Taamey Ashkenaz" fo:font-size="8pt" style:font-size-asian="8pt"/>
    </style:style>
    <style:style style:name="P103" style:parent-style-name="Textbody" style:family="paragraph">
      <style:paragraph-properties fo:text-align="start" style:writing-mode="rl-tb" fo:margin-bottom="0.0576in"/>
    </style:style>
    <style:style style:name="T104" style:parent-style-name="DefaultParagraphFont" style:family="text">
      <style:text-properties style:font-name="Taamey Ashkenaz" style:font-name-complex="Taamey Ashkenaz" fo:font-size="8pt" style:font-size-asian="8pt"/>
    </style:style>
    <style:style style:name="T105" style:parent-style-name="DefaultParagraphFont" style:family="text">
      <style:text-properties style:font-name="Taamey Ashkenaz" style:font-name-complex="Taamey Ashkenaz" fo:font-size="8pt" style:font-size-asian="8pt"/>
    </style:style>
    <style:style style:name="T106" style:parent-style-name="DefaultParagraphFont" style:family="text">
      <style:text-properties style:font-name="Taamey Ashkenaz" style:font-name-complex="Taamey Ashkenaz" fo:font-size="8pt" style:font-size-asian="8pt"/>
    </style:style>
    <style:style style:name="P107" style:parent-style-name="Textbody" style:family="paragraph">
      <style:paragraph-properties style:writing-mode="rl-tb" fo:margin-bottom="0.0576in"/>
    </style:style>
    <style:style style:name="T108" style:parent-style-name="DefaultParagraphFont" style:family="text">
      <style:text-properties style:font-name="Taamey Ashkenaz" style:font-name-complex="Taamey Ashkenaz" fo:font-size="8pt" style:font-size-asian="8pt"/>
    </style:style>
    <style:style style:name="T109" style:parent-style-name="DefaultParagraphFont" style:family="text">
      <style:text-properties style:font-name="Taamey Ashkenaz" style:font-name-complex="Taamey Ashkenaz" fo:font-size="8pt" style:font-size-asian="8pt"/>
    </style:style>
    <style:style style:name="P110" style:parent-style-name="Textbody" style:family="paragraph">
      <style:paragraph-properties fo:text-align="start" style:writing-mode="rl-tb" fo:margin-bottom="0.0576in"/>
    </style:style>
    <style:style style:name="T111" style:parent-style-name="DefaultParagraphFont" style:family="text">
      <style:text-properties style:font-name="Taamey Ashkenaz" style:font-name-complex="Taamey Ashkenaz" fo:font-size="8pt" style:font-size-asian="8pt"/>
    </style:style>
    <style:style style:name="T112" style:parent-style-name="DefaultParagraphFont" style:family="text">
      <style:text-properties style:font-name="Taamey Ashkenaz" style:font-name-complex="Taamey Ashkenaz" fo:font-size="8pt" style:font-size-asian="8pt"/>
    </style:style>
    <style:style style:name="P113" style:parent-style-name="Textbody" style:family="paragraph">
      <style:paragraph-properties style:writing-mode="rl-tb" fo:margin-bottom="0.0576in"/>
    </style:style>
    <style:style style:name="T114" style:parent-style-name="DefaultParagraphFont" style:family="text">
      <style:text-properties style:font-name="Taamey Ashkenaz" style:font-name-complex="Taamey Ashkenaz" fo:font-size="8pt" style:font-size-asian="8pt"/>
    </style:style>
    <style:style style:name="T115" style:parent-style-name="DefaultParagraphFont" style:family="text">
      <style:text-properties style:font-name="Taamey Ashkenaz" style:font-name-complex="Taamey Ashkenaz" fo:font-size="8pt" style:font-size-asian="8pt"/>
    </style:style>
    <style:style style:name="P116" style:parent-style-name="Textbody" style:family="paragraph">
      <style:paragraph-properties style:writing-mode="rl-tb" fo:margin-bottom="0.0576in"/>
    </style:style>
    <style:style style:name="T117" style:parent-style-name="DefaultParagraphFont" style:family="text">
      <style:text-properties style:font-name="Taamey Ashkenaz" style:font-name-complex="Taamey Ashkenaz" fo:font-size="8pt" style:font-size-asian="8pt"/>
    </style:style>
    <style:style style:name="T118" style:parent-style-name="DefaultParagraphFont" style:family="text">
      <style:text-properties style:font-name="Taamey Ashkenaz" style:font-name-complex="Taamey Ashkenaz" fo:font-size="8pt" style:font-size-asian="8pt"/>
    </style:style>
    <style:style style:name="P119" style:parent-style-name="Textbody" style:family="paragraph">
      <style:paragraph-properties style:writing-mode="rl-tb" fo:margin-bottom="0.0576in"/>
    </style:style>
    <style:style style:name="T120" style:parent-style-name="DefaultParagraphFont" style:family="text">
      <style:text-properties style:font-name="Taamey Ashkenaz" style:font-name-complex="Taamey Ashkenaz" fo:font-size="8pt" style:font-size-asian="8pt"/>
    </style:style>
    <style:style style:name="T121" style:parent-style-name="DefaultParagraphFont" style:family="text">
      <style:text-properties style:font-name="Taamey Ashkenaz" style:font-name-complex="Taamey Ashkenaz" fo:font-size="8pt" style:font-size-asian="8pt"/>
    </style:style>
    <style:style style:name="P122" style:parent-style-name="Textbody" style:family="paragraph">
      <style:paragraph-properties fo:text-align="start" style:writing-mode="rl-tb" fo:margin-bottom="0.0576in"/>
    </style:style>
    <style:style style:name="T123" style:parent-style-name="DefaultParagraphFont" style:family="text">
      <style:text-properties style:font-name="Taamey Ashkenaz" style:font-name-complex="Taamey Ashkenaz" fo:font-size="8pt" style:font-size-asian="8pt"/>
    </style:style>
    <style:style style:name="T124" style:parent-style-name="DefaultParagraphFont" style:family="text">
      <style:text-properties style:font-name="Taamey Ashkenaz" style:font-name-complex="Taamey Ashkenaz" fo:font-size="8pt" style:font-size-asian="8pt"/>
    </style:style>
    <style:style style:name="P125" style:parent-style-name="Textbody" style:family="paragraph">
      <style:paragraph-properties fo:text-align="start" style:writing-mode="rl-tb" fo:margin-bottom="0.0576in"/>
    </style:style>
    <style:style style:name="T126" style:parent-style-name="DefaultParagraphFont" style:family="text">
      <style:text-properties style:font-name="Taamey Ashkenaz" style:font-name-complex="Taamey Ashkenaz" fo:font-size="8pt" style:font-size-asian="8pt"/>
    </style:style>
    <style:style style:name="T127" style:parent-style-name="DefaultParagraphFont" style:family="text">
      <style:text-properties style:font-name="Taamey Ashkenaz" style:font-name-complex="Taamey Ashkenaz" fo:font-size="8pt" style:font-size-asian="8pt"/>
    </style:style>
    <style:style style:name="T128" style:parent-style-name="DefaultParagraphFont" style:family="text">
      <style:text-properties style:font-name="Taamey Ashkenaz" style:font-name-complex="Taamey Ashkenaz" fo:font-size="8pt" style:font-size-asian="8pt"/>
    </style:style>
    <style:style style:name="T129" style:parent-style-name="DefaultParagraphFont" style:family="text">
      <style:text-properties style:font-name="Taamey Ashkenaz" style:font-name-complex="Taamey Ashkenaz" fo:font-size="8pt" style:font-size-asian="8pt"/>
    </style:style>
    <style:style style:name="P130" style:parent-style-name="Textbody" style:family="paragraph">
      <style:paragraph-properties fo:text-align="start" style:writing-mode="rl-tb" fo:margin-bottom="0.0576in"/>
    </style:style>
    <style:style style:name="T131" style:parent-style-name="DefaultParagraphFont" style:family="text">
      <style:text-properties style:font-name="Taamey Ashkenaz" style:font-name-complex="Taamey Ashkenaz" fo:font-size="8pt" style:font-size-asian="8pt"/>
    </style:style>
    <style:style style:name="T132" style:parent-style-name="DefaultParagraphFont" style:family="text">
      <style:text-properties style:font-name="Taamey Ashkenaz" style:font-name-complex="Taamey Ashkenaz" fo:font-size="8pt" style:font-size-asian="8pt"/>
    </style:style>
    <style:style style:name="T133" style:parent-style-name="DefaultParagraphFont" style:family="text">
      <style:text-properties style:font-name="Taamey Ashkenaz" style:font-name-complex="Taamey Ashkenaz" fo:font-size="8pt" style:font-size-asian="8pt"/>
    </style:style>
    <style:style style:name="T134" style:parent-style-name="DefaultParagraphFont" style:family="text">
      <style:text-properties style:font-name="Taamey Ashkenaz" style:font-name-complex="Taamey Ashkenaz" fo:font-size="8pt" style:font-size-asian="8pt"/>
    </style:style>
    <style:style style:name="T135" style:parent-style-name="DefaultParagraphFont" style:family="text">
      <style:text-properties style:font-name="Taamey Ashkenaz" style:font-name-complex="Taamey Ashkenaz" fo:font-size="8pt" style:font-size-asian="8pt"/>
    </style:style>
    <style:style style:name="T136" style:parent-style-name="DefaultParagraphFont" style:family="text">
      <style:text-properties style:font-name="Taamey Ashkenaz" style:font-name-complex="Taamey Ashkenaz" fo:font-size="8pt" style:font-size-asian="8pt"/>
    </style:style>
    <style:style style:name="T137" style:parent-style-name="DefaultParagraphFont" style:family="text">
      <style:text-properties style:font-name="Taamey Ashkenaz" style:font-name-complex="Taamey Ashkenaz" fo:font-size="8pt" style:font-size-asian="8pt"/>
    </style:style>
    <style:style style:name="T138" style:parent-style-name="DefaultParagraphFont" style:family="text">
      <style:text-properties style:font-name="Taamey Ashkenaz" style:font-name-complex="Taamey Ashkenaz" fo:font-size="8pt" style:font-size-asian="8pt"/>
    </style:style>
    <style:style style:name="T139" style:parent-style-name="DefaultParagraphFont" style:family="text">
      <style:text-properties style:font-name="Taamey Ashkenaz" style:font-name-complex="Taamey Ashkenaz" fo:font-size="8pt" style:font-size-asian="8pt"/>
    </style:style>
    <style:style style:name="T140" style:parent-style-name="DefaultParagraphFont" style:family="text">
      <style:text-properties style:font-name="Taamey Ashkenaz" style:font-name-complex="Taamey Ashkenaz" fo:font-size="8pt" style:font-size-asian="8pt"/>
    </style:style>
    <style:style style:name="P141" style:parent-style-name="Textbody" style:family="paragraph">
      <style:paragraph-properties fo:text-align="start" style:writing-mode="rl-tb" fo:margin-bottom="0.0576in"/>
    </style:style>
    <style:style style:name="T142" style:parent-style-name="DefaultParagraphFont" style:family="text">
      <style:text-properties style:font-name="Taamey Ashkenaz" style:font-name-complex="Taamey Ashkenaz" fo:font-size="8pt" style:font-size-asian="8pt"/>
    </style:style>
    <style:style style:name="P143" style:parent-style-name="Textbody" style:family="paragraph">
      <style:paragraph-properties fo:text-align="start" style:writing-mode="rl-tb" fo:margin-bottom="0.0576in"/>
    </style:style>
    <style:style style:name="T144" style:parent-style-name="DefaultParagraphFont" style:family="text">
      <style:text-properties style:font-name="Taamey Ashkenaz" style:font-name-complex="Taamey Ashkenaz" fo:font-size="8pt" style:font-size-asian="8pt"/>
    </style:style>
    <style:style style:name="T145" style:parent-style-name="DefaultParagraphFont" style:family="text">
      <style:text-properties style:font-name="Taamey Ashkenaz" style:font-name-complex="Taamey Ashkenaz" fo:font-size="8pt" style:font-size-asian="8pt"/>
    </style:style>
    <style:style style:name="T146" style:parent-style-name="DefaultParagraphFont" style:family="text">
      <style:text-properties style:font-name="Taamey Ashkenaz" style:font-name-complex="Taamey Ashkenaz" fo:font-size="8pt" style:font-size-asian="8pt"/>
    </style:style>
    <style:style style:name="T147" style:parent-style-name="DefaultParagraphFont" style:family="text">
      <style:text-properties style:font-name="Taamey Ashkenaz" style:font-name-complex="Taamey Ashkenaz" fo:font-size="8pt" style:font-size-asian="8pt"/>
    </style:style>
    <style:style style:name="T148" style:parent-style-name="DefaultParagraphFont" style:family="text">
      <style:text-properties style:font-name="Taamey Ashkenaz" style:font-name-complex="Taamey Ashkenaz" fo:font-size="8pt" style:font-size-asian="8pt"/>
    </style:style>
    <style:style style:name="T149" style:parent-style-name="DefaultParagraphFont" style:family="text">
      <style:text-properties style:font-name="Taamey Ashkenaz" style:font-name-complex="Taamey Ashkenaz" fo:font-size="8pt" style:font-size-asian="8pt"/>
    </style:style>
    <style:style style:name="T150" style:parent-style-name="DefaultParagraphFont" style:family="text">
      <style:text-properties style:font-name="Taamey Ashkenaz" style:font-name-complex="Taamey Ashkenaz" fo:font-size="8pt" style:font-size-asian="8pt"/>
    </style:style>
    <style:style style:name="T151" style:parent-style-name="DefaultParagraphFont" style:family="text">
      <style:text-properties style:font-name="Taamey Ashkenaz" style:font-name-complex="Taamey Ashkenaz" fo:font-size="8pt" style:font-size-asian="8pt"/>
    </style:style>
    <style:style style:name="P152" style:parent-style-name="Textbody" style:family="paragraph">
      <style:paragraph-properties fo:text-align="start" style:writing-mode="rl-tb" fo:margin-bottom="0.0576in"/>
    </style:style>
    <style:style style:name="T153" style:parent-style-name="DefaultParagraphFont" style:family="text">
      <style:text-properties style:font-name="Taamey Ashkenaz" style:font-name-complex="Taamey Ashkenaz" fo:font-size="8pt" style:font-size-asian="8pt"/>
    </style:style>
    <style:style style:name="T154" style:parent-style-name="DefaultParagraphFont" style:family="text">
      <style:text-properties style:font-name="Taamey Ashkenaz" style:font-name-complex="Taamey Ashkenaz" fo:font-size="8pt" style:font-size-asian="8pt"/>
    </style:style>
    <style:style style:name="P155" style:parent-style-name="Textbody" style:family="paragraph">
      <style:paragraph-properties fo:text-align="start" style:writing-mode="rl-tb" fo:margin-bottom="0.0576in"/>
    </style:style>
    <style:style style:name="T156" style:parent-style-name="DefaultParagraphFont" style:family="text">
      <style:text-properties style:font-name="Taamey Ashkenaz" style:font-name-complex="Taamey Ashkenaz" fo:font-size="8pt" style:font-size-asian="8pt"/>
    </style:style>
    <style:style style:name="T157" style:parent-style-name="DefaultParagraphFont" style:family="text">
      <style:text-properties style:font-name="Taamey Ashkenaz" style:font-name-complex="Taamey Ashkenaz" fo:font-size="8pt" style:font-size-asian="8pt"/>
    </style:style>
    <style:style style:name="P158" style:parent-style-name="Textbody" style:family="paragraph">
      <style:paragraph-properties fo:text-align="start" style:writing-mode="rl-tb" fo:margin-bottom="0.0576in"/>
    </style:style>
    <style:style style:name="T159" style:parent-style-name="DefaultParagraphFont" style:family="text">
      <style:text-properties style:font-name="Taamey Ashkenaz" style:font-name-complex="Taamey Ashkenaz" fo:font-size="8pt" style:font-size-asian="8pt"/>
    </style:style>
    <style:style style:name="T160" style:parent-style-name="DefaultParagraphFont" style:family="text">
      <style:text-properties style:font-name="Taamey Ashkenaz" style:font-name-complex="Taamey Ashkenaz" fo:font-size="8pt" style:font-size-asian="8pt"/>
    </style:style>
    <style:style style:name="P161" style:parent-style-name="Textbody" style:family="paragraph">
      <style:paragraph-properties fo:text-align="start" style:writing-mode="rl-tb" fo:margin-bottom="0.0576in"/>
    </style:style>
    <style:style style:name="T162" style:parent-style-name="DefaultParagraphFont" style:family="text">
      <style:text-properties style:font-name="Taamey Ashkenaz" style:font-name-complex="Taamey Ashkenaz" fo:font-size="8pt" style:font-size-asian="8pt"/>
    </style:style>
    <style:style style:name="T163" style:parent-style-name="DefaultParagraphFont" style:family="text">
      <style:text-properties style:font-name="Taamey Ashkenaz" style:font-name-complex="Taamey Ashkenaz" fo:font-size="8pt" style:font-size-asian="8pt"/>
    </style:style>
    <style:style style:name="P164" style:parent-style-name="Textbody" style:family="paragraph">
      <style:paragraph-properties fo:text-align="start" style:writing-mode="rl-tb" fo:margin-bottom="0.0576in"/>
    </style:style>
    <style:style style:name="T165" style:parent-style-name="DefaultParagraphFont" style:family="text">
      <style:text-properties style:font-name="Taamey Ashkenaz" style:font-name-complex="Taamey Ashkenaz" fo:font-size="8pt" style:font-size-asian="8pt"/>
    </style:style>
    <style:style style:name="T166" style:parent-style-name="DefaultParagraphFont" style:family="text">
      <style:text-properties style:font-name="Taamey Ashkenaz" style:font-name-complex="Taamey Ashkenaz" fo:font-size="8pt" style:font-size-asian="8pt"/>
    </style:style>
    <style:style style:name="T167" style:parent-style-name="DefaultParagraphFont" style:family="text">
      <style:text-properties style:font-name="Taamey Ashkenaz" style:font-name-complex="Taamey Ashkenaz" fo:font-size="8pt" style:font-size-asian="8pt"/>
    </style:style>
    <style:style style:name="T168" style:parent-style-name="DefaultParagraphFont" style:family="text">
      <style:text-properties style:font-name="Taamey Ashkenaz" style:font-name-complex="Taamey Ashkenaz" fo:font-size="8pt" style:font-size-asian="8pt"/>
    </style:style>
    <style:style style:name="T169" style:parent-style-name="DefaultParagraphFont" style:family="text">
      <style:text-properties style:font-name="Taamey Ashkenaz" style:font-name-complex="Taamey Ashkenaz" fo:font-size="8pt" style:font-size-asian="8pt"/>
    </style:style>
    <style:style style:name="T170" style:parent-style-name="DefaultParagraphFont" style:family="text">
      <style:text-properties style:font-name="Taamey Ashkenaz" style:font-name-complex="Taamey Ashkenaz" fo:font-size="8pt" style:font-size-asian="8pt"/>
    </style:style>
    <style:style style:name="T171" style:parent-style-name="DefaultParagraphFont" style:family="text">
      <style:text-properties style:font-name="Taamey Ashkenaz" style:font-name-complex="Taamey Ashkenaz" fo:font-size="8pt" style:font-size-asian="8pt"/>
    </style:style>
    <style:style style:name="T172" style:parent-style-name="DefaultParagraphFont" style:family="text">
      <style:text-properties style:font-name="Taamey Ashkenaz" style:font-name-complex="Taamey Ashkenaz" fo:font-size="8pt" style:font-size-asian="8pt"/>
    </style:style>
    <style:style style:name="T173" style:parent-style-name="DefaultParagraphFont" style:family="text">
      <style:text-properties style:font-name="Taamey Ashkenaz" style:font-name-complex="Taamey Ashkenaz" fo:font-size="8pt" style:font-size-asian="8pt"/>
    </style:style>
    <style:style style:name="T174" style:parent-style-name="DefaultParagraphFont" style:family="text">
      <style:text-properties style:font-name="Taamey Ashkenaz" style:font-name-complex="Taamey Ashkenaz" fo:font-size="8pt" style:font-size-asian="8pt"/>
    </style:style>
    <style:style style:name="T175" style:parent-style-name="DefaultParagraphFont" style:family="text">
      <style:text-properties style:font-name="Taamey Ashkenaz" style:font-name-complex="Taamey Ashkenaz" fo:font-size="8pt" style:font-size-asian="8pt"/>
    </style:style>
    <style:style style:name="T176" style:parent-style-name="DefaultParagraphFont" style:family="text">
      <style:text-properties style:font-name="Taamey Ashkenaz" style:font-name-complex="Taamey Ashkenaz" fo:font-size="8pt" style:font-size-asian="8pt"/>
    </style:style>
    <style:style style:name="P177" style:parent-style-name="Textbody" style:family="paragraph">
      <style:paragraph-properties fo:text-align="start" style:writing-mode="rl-tb" fo:margin-bottom="0.0576in"/>
    </style:style>
    <style:style style:name="T178" style:parent-style-name="DefaultParagraphFont" style:family="text">
      <style:text-properties style:font-name="Taamey Ashkenaz" style:font-name-complex="Taamey Ashkenaz" fo:font-size="8pt" style:font-size-asian="8pt"/>
    </style:style>
    <style:style style:name="T179" style:parent-style-name="DefaultParagraphFont" style:family="text">
      <style:text-properties style:font-name="Taamey Ashkenaz" style:font-name-complex="Taamey Ashkenaz" fo:font-size="8pt" style:font-size-asian="8pt"/>
    </style:style>
    <style:style style:name="P180" style:parent-style-name="Textbody" style:family="paragraph">
      <style:paragraph-properties fo:text-align="start" style:writing-mode="rl-tb" fo:margin-bottom="0.0576in"/>
    </style:style>
    <style:style style:name="T181" style:parent-style-name="DefaultParagraphFont" style:family="text">
      <style:text-properties style:font-name="Taamey Ashkenaz" style:font-name-complex="Taamey Ashkenaz" fo:font-size="8pt" style:font-size-asian="8pt"/>
    </style:style>
    <style:style style:name="T182" style:parent-style-name="DefaultParagraphFont" style:family="text">
      <style:text-properties style:font-name="Taamey Ashkenaz" style:font-name-complex="Taamey Ashkenaz" fo:font-size="8pt" style:font-size-asian="8pt"/>
    </style:style>
    <style:style style:name="P183" style:parent-style-name="Textbody" style:family="paragraph">
      <style:paragraph-properties fo:text-align="start" style:writing-mode="rl-tb" fo:margin-bottom="0.0576in"/>
    </style:style>
    <style:style style:name="T184" style:parent-style-name="DefaultParagraphFont" style:family="text">
      <style:text-properties style:font-name="Taamey Ashkenaz" style:font-name-complex="Taamey Ashkenaz" fo:font-size="8pt" style:font-size-asian="8pt"/>
    </style:style>
    <style:style style:name="T185" style:parent-style-name="DefaultParagraphFont" style:family="text">
      <style:text-properties style:font-name="Taamey Ashkenaz" style:font-name-complex="Taamey Ashkenaz" fo:font-size="8pt" style:font-size-asian="8pt"/>
    </style:style>
    <style:style style:name="P186" style:parent-style-name="Textbody" style:family="paragraph">
      <style:paragraph-properties fo:text-align="start" style:writing-mode="rl-tb" fo:margin-bottom="0.0576in"/>
    </style:style>
    <style:style style:name="T187" style:parent-style-name="DefaultParagraphFont" style:family="text">
      <style:text-properties style:font-name="Taamey Ashkenaz" style:font-name-complex="Taamey Ashkenaz" fo:font-size="8pt" style:font-size-asian="8pt"/>
    </style:style>
    <style:style style:name="T188" style:parent-style-name="DefaultParagraphFont" style:family="text">
      <style:text-properties style:font-name="Taamey Ashkenaz" style:font-name-complex="Taamey Ashkenaz" fo:font-size="8pt" style:font-size-asian="8pt"/>
    </style:style>
    <style:style style:name="P189" style:parent-style-name="Textbody" style:family="paragraph">
      <style:paragraph-properties fo:text-align="start" style:writing-mode="rl-tb" fo:margin-bottom="0.0576in"/>
    </style:style>
    <style:style style:name="T190" style:parent-style-name="DefaultParagraphFont" style:family="text">
      <style:text-properties style:font-name="Taamey Ashkenaz" style:font-name-complex="Taamey Ashkenaz" fo:font-size="8pt" style:font-size-asian="8pt"/>
    </style:style>
    <style:style style:name="T191" style:parent-style-name="DefaultParagraphFont" style:family="text">
      <style:text-properties style:font-name="Taamey Ashkenaz" style:font-name-complex="Taamey Ashkenaz" fo:font-size="8pt" style:font-size-asian="8pt"/>
    </style:style>
    <style:style style:name="P192" style:parent-style-name="Textbody" style:family="paragraph">
      <style:paragraph-properties fo:text-align="start" style:writing-mode="rl-tb" fo:margin-bottom="0.0576in"/>
    </style:style>
    <style:style style:name="T193" style:parent-style-name="DefaultParagraphFont" style:family="text">
      <style:text-properties style:font-name="Taamey Ashkenaz" style:font-name-complex="Taamey Ashkenaz" fo:font-size="8pt" style:font-size-asian="8pt"/>
    </style:style>
    <style:style style:name="T194" style:parent-style-name="DefaultParagraphFont" style:family="text">
      <style:text-properties style:font-name="Taamey Ashkenaz" style:font-name-complex="Taamey Ashkenaz" fo:font-size="8pt" style:font-size-asian="8pt"/>
    </style:style>
    <style:style style:name="P195" style:parent-style-name="Textbody" style:family="paragraph">
      <style:paragraph-properties fo:text-align="start" style:writing-mode="rl-tb" fo:margin-bottom="0.0576in"/>
    </style:style>
    <style:style style:name="T196" style:parent-style-name="DefaultParagraphFont" style:family="text">
      <style:text-properties style:font-name="Taamey Ashkenaz" style:font-name-complex="Taamey Ashkenaz" fo:font-size="8pt" style:font-size-asian="8pt"/>
    </style:style>
    <style:style style:name="P197" style:parent-style-name="Textbody" style:family="paragraph">
      <style:paragraph-properties style:writing-mode="rl-tb" fo:margin-bottom="0.0576in"/>
    </style:style>
    <style:style style:name="T198" style:parent-style-name="DefaultParagraphFont" style:family="text">
      <style:text-properties style:font-name="Taamey Ashkenaz" style:font-name-complex="Taamey Ashkenaz" fo:font-size="8pt" style:font-size-asian="8pt"/>
    </style:style>
    <style:style style:name="T199" style:parent-style-name="DefaultParagraphFont" style:family="text">
      <style:text-properties style:font-name="Taamey Ashkenaz" style:font-name-complex="Taamey Ashkenaz" fo:font-size="8pt" style:font-size-asian="8pt"/>
    </style:style>
    <style:style style:name="T200" style:parent-style-name="DefaultParagraphFont" style:family="text">
      <style:text-properties style:font-name="Taamey Ashkenaz" style:font-name-complex="Taamey Ashkenaz" fo:font-size="8pt" style:font-size-asian="8pt"/>
    </style:style>
    <style:style style:name="T201" style:parent-style-name="DefaultParagraphFont" style:family="text">
      <style:text-properties style:font-name="Taamey Ashkenaz" style:font-name-complex="Taamey Ashkenaz" fo:font-size="8pt" style:font-size-asian="8pt"/>
    </style:style>
    <style:style style:name="T202" style:parent-style-name="DefaultParagraphFont" style:family="text">
      <style:text-properties style:font-name="Taamey Ashkenaz" style:font-name-complex="Taamey Ashkenaz" fo:font-size="8pt" style:font-size-asian="8pt"/>
    </style:style>
    <style:style style:name="P203" style:parent-style-name="Textbody" style:family="paragraph">
      <style:paragraph-properties fo:margin-bottom="0.0576in"/>
    </style:style>
    <style:style style:name="T204" style:parent-style-name="DefaultParagraphFont" style:family="text">
      <style:text-properties style:font-name="Taamey Ashkenaz" style:font-name-complex="Taamey Ashkenaz" fo:font-size="8pt" style:font-size-asian="8pt"/>
    </style:style>
    <style:style style:name="T205" style:parent-style-name="DefaultParagraphFont" style:family="text">
      <style:text-properties style:font-name="Taamey Ashkenaz" style:font-name-complex="Taamey Ashkenaz" fo:font-size="8pt" style:font-size-asian="8pt"/>
    </style:style>
    <style:style style:name="P206" style:parent-style-name="Textbody" style:family="paragraph">
      <style:paragraph-properties fo:margin-bottom="0.0576in"/>
    </style:style>
    <style:style style:name="T207" style:parent-style-name="DefaultParagraphFont" style:family="text">
      <style:text-properties style:font-name="Taamey Ashkenaz" style:font-name-complex="Taamey Ashkenaz" fo:font-size="8pt" style:font-size-asian="8pt"/>
    </style:style>
    <style:style style:name="T208" style:parent-style-name="DefaultParagraphFont" style:family="text">
      <style:text-properties style:font-name="Taamey Ashkenaz" style:font-name-complex="Taamey Ashkenaz" fo:font-size="8pt" style:font-size-asian="8pt"/>
    </style:style>
    <style:style style:name="P209" style:parent-style-name="Textbody" style:family="paragraph">
      <style:paragraph-properties fo:text-align="center" fo:margin-bottom="0.0576in"/>
      <style:text-properties style:font-name="Taamey Ashkenaz" style:font-name-complex="Taamey Ashkenaz" fo:font-size="8pt" style:font-size-asian="8pt"/>
    </style:style>
    <style:style style:name="P210" style:parent-style-name="Textbody" style:family="paragraph">
      <style:paragraph-properties style:writing-mode="rl-tb" fo:margin-bottom="0.0576in"/>
    </style:style>
    <style:style style:name="T211" style:parent-style-name="DefaultParagraphFont" style:family="text">
      <style:text-properties style:font-name="Taamey Ashkenaz" style:font-name-complex="Taamey Ashkenaz" fo:font-size="8pt" style:font-size-asian="8pt"/>
    </style:style>
    <style:style style:name="T212" style:parent-style-name="DefaultParagraphFont" style:family="text">
      <style:text-properties style:font-name="Taamey Ashkenaz" style:font-name-complex="Taamey Ashkenaz" fo:font-size="8pt" style:font-size-asian="8pt"/>
    </style:style>
    <style:style style:name="P213" style:parent-style-name="Textbody" style:family="paragraph">
      <style:paragraph-properties style:writing-mode="rl-tb" fo:margin-bottom="0.0576in"/>
    </style:style>
    <style:style style:name="T214" style:parent-style-name="DefaultParagraphFont" style:family="text">
      <style:text-properties style:font-name="Taamey Ashkenaz" style:font-name-complex="Taamey Ashkenaz" fo:font-size="8pt" style:font-size-asian="8pt"/>
    </style:style>
    <style:style style:name="T215" style:parent-style-name="DefaultParagraphFont" style:family="text">
      <style:text-properties style:font-name="Taamey Ashkenaz" style:font-name-complex="Taamey Ashkenaz" fo:font-size="8pt" style:font-size-asian="8pt"/>
    </style:style>
    <style:style style:name="P216" style:parent-style-name="Textbody" style:family="paragraph">
      <style:paragraph-properties style:writing-mode="rl-tb" fo:margin-bottom="0.0576in"/>
    </style:style>
    <style:style style:name="T217" style:parent-style-name="DefaultParagraphFont" style:family="text">
      <style:text-properties style:font-name="Taamey Ashkenaz" style:font-name-complex="Taamey Ashkenaz" fo:font-size="8pt" style:font-size-asian="8pt"/>
    </style:style>
    <style:style style:name="T218" style:parent-style-name="DefaultParagraphFont" style:family="text">
      <style:text-properties style:font-name="Taamey Ashkenaz" style:font-name-complex="Taamey Ashkenaz" fo:font-size="8pt" style:font-size-asian="8pt"/>
    </style:style>
    <style:style style:name="P219" style:parent-style-name="Textbody" style:family="paragraph">
      <style:paragraph-properties fo:text-align="start" style:writing-mode="rl-tb" fo:margin-bottom="0.0576in"/>
    </style:style>
    <style:style style:name="T220" style:parent-style-name="DefaultParagraphFont" style:family="text">
      <style:text-properties style:font-name="Taamey Ashkenaz" style:font-name-complex="Taamey Ashkenaz" fo:font-size="8pt" style:font-size-asian="8pt"/>
    </style:style>
  </office:automatic-styles>
  <office:body>
    <office:text text:use-soft-page-breaks="true">
      <text:p text:style-name="P1"><text:span text:style-name="T2">אַשְׁרֵי יוֹשְׁבֵי בֵיתֶֽךָ; עוֹד יְהַלְלֽוּךָ סֶּֽלָה׃ אַשְׁרֵי הָעָם שֶׁכָּֽכָה לּוֹ; אַשְׁרֵי הָעָם שֱׁיְיָ אֱלֹהָיו׃ תְּהִלָּה לְדָוִד׃</text:span></text:p>
      <text:p text:style-name="P3"><text:span text:style-name="T4">אֲרוֹמִמְךָ, אֱלוֹהַי הַמֶּלֶךְ, וַאֲבָרְכָה</text:span><text:span text:style-name="T5"><text:s/>שִׁמְךָ לְעוֹלָם וָעֶד. בְּכׇל יוֹם אֲבָרְכֶךָּ, וַאֲהַלְלָה שִׁמְךָ לְעוֹלָם וָעֶד. גָּדוֹל יְיָ וּמְהֻלָּל מְאֹד, וְלִגְדֻלָּתוֹ אֵין חֵֽקֶר. דּוֹר לְדוֹר יְשַׁבַּח מַעֲשֶֽׂיךָ, וּגְבוּרֹתֶֽיךָ יַגִּֽידוּ. הֲדַר כְּבוֹד הוֹדֶֽךָ, וְדִבְרֵי נִפְלְאֹתֶֽיך</text:span><text:span text:style-name="T6">ָ אָשִֽׂיחָה. וֶעֱזוּז נוֹרְאֹתֶֽיךָ יֹאמֵֽרוּ, וּגְדֻלָּתְךָ אֲסַפְּרֶֽנָּה. זֵֽכֶר רַב טוּבְךָ יַבִּֽיעוּ, וְצִדְקָתְךָ יְרַנֵּֽנוּ.</text:span><text:span text:style-name="T7"><text:s/></text:span><text:span text:style-name="T8">חַנּוּן וְרַחוּם יְיָ, אֶֽרֶךְ אַפַּֽיִם וּֽגְדׇל חָֽסֶד. טוֹב יְיָ לַכֹּל, וְרַחֲמָיו עַל כׇּל מַעֲשָֽיו. יוֹדֽוּךָ יְיָ</text:span><text:span text:style-name="T9"><text:s/>כׇּל מַעֲשֶֽׂיךָ וַחֲסִידֶֽיךָ יְבָרְכֽוּכָה. כְּבוֹד מַלְכוּתְךָ יֹאמֵֽרוּ, וּגְבוּרָתְךָ יְדַבֵּֽרוּ. לְהוֹדִֽיעַ לִבְנֵי הָאָדָם גְּבוּרֹתָיו, וּכְבוֹד הֲדַר מַלְכוּתוֹ.</text:span><text:span text:style-name="T10"><text:s/></text:span><text:span text:style-name="T11">מַלְכוּתְךָ מַלְכוּת כׇּל עֹלָמִים, וּמֶמְשַׁלְתְּךָ בְּכׇל דּוֹר וָדֹֽר. סוֹמֵךְ<text:s/></text:span><text:span text:style-name="T12">יְיָ לְכׇל הַנֹּפְלִים, וְזוֹקֵף לְכׇל הַכְּפוּפִים</text:span><text:span text:style-name="T13"><text:s/></text:span><text:span text:style-name="T14">עֵינֵי כֹל אֵלֶֽיךָ יְשַׂבֵּרוּ, וְאַתָּה נוֹתֵן לָהֶם אֶת אׇכְלָם בְּעִתּוֹ. <text:s/>פּוֹתֵֽחַ אֶת יָדֶֽךָ, וּמַשְׂבִּֽיעַ לְכׇל חַי רָצוֹן. צַדִּיק יְיָ בְּכׇל דְּרָכָיו, וְחָסִיד בְּכׇל מַעֲשָׂיו. קָרוֹב יְיָ</text:span><text:span text:style-name="T15"><text:s/>לְכׇל קֹרְאָיו, לְכֹל אֲשֶׁר יִקְרָאֻֽהוּ בֶאֱמֶת. רְצוֹן יְרֵאָיו יַעֲשֶׂה, וְאֶת שַׁוְעָתָם יִשְׁמַע וְיוֹשִׁיעֵם. שׁוֹמֵר יְיָ אֶת כׇּל אֹהֲבָיו, וְאֵת כׇּל הָרְשָׁעִים יַשְׁמִיד. תְּהִלַּת יְיָ יְדַֽבֶּר פִּי; וִיבָרֵךְ כׇּל בָּשָׂר שֵׁם קׇדְשׁוֹ לְעו</text:span><text:span text:style-name="T16">ֹלָם וָעֶד. וַאֲנַֽחְנוּ נְבָרֵךְ יָהּ, מֵעַתָּה וְעַד עוֹלָם; הַלְלוּ־יָהּ.<text:s/></text:span></text:p>
      <text:p text:style-name="P17"><text:span text:style-name="T18">וּבָא לְצִיּוֹן גּוֹאֵל, וּלְשָׁבֵי פֶֽשַׁע בְּיַעֲקֹב, נְאֻם יְיָ. וַאֲנִי, זֹאת בְּרִיתִי אֹתָם, אָמַר יְיָ: רוּחִי אֲשֶׁר עָלֶֽיךָ, וּדְבָרַי אֲשֶׁר שַֽׂמְתִּי בְּפִֽיךָ לֺא י</text:span><text:span text:style-name="T19">ָמֽוּשׁוּ מִפִּֽיךָ וּמִפִּי זַרְעֲךָ, וּמִפִּי זֶֽרַע זַרְעֲךָ, אָמַר יְיָ, מֵעַתָּה וְעַד עוֹלָם. וְאַתָּה קָדוֹשׁ, יוֹשֵׁב תְּהִלּוֹת יִשְׂרָאֵל. וְקָרָא זֶה אֶל זֶה וְאָמַר: קָדוֹשׁ, קָדוֹשׁ, קָדוֹשׁ יְיָ צְבָאוֹת, מְלֺא כׇל הָאָֽרֶץ כְּבוֹדוֹ. וּמְקַב</text:span><text:span text:style-name="T20">ְּלִין דֵּן מִן דֵּן וְאָמְרִין: קַדִּישׁ בִּשְׁמֵי מְרוֹמָא עִלָּאָה, בֵּית שְׁכִינְתֵּהּ; קַדִּישׁ עַל אַרְעָא, עוֹבַד גְּבוּרְתֵּהּ; קַדִּישׁ לְעָלַם וּלְעָלְמֵי עָלְמַיָּא יְיָ צְבָאוֹת; מַלְיָא כׇל אַרְעָא זִיו יְקָרֵהּ. וַתִּשָּׂאֵֽנִי רֽוּחַ, וָאֶשְ</text:span><text:span text:style-name="T21">ׁמַע אַחֲרַי קוֹל רַֽעַשׁ גָּדוֹל: בָּרוּךְ כְּבוֹד יְיָ מִמְּקוֹמוֹ. וּנְטָלַתְנִי רוּחָא, וְשִׁמְעֵת בַּתְרַי קָל זִֽיעַ סַגִּיא דִּי מְשַׁבְּחִין וְאָמְרִין: בְּרִיךְ יְקָרָא דַייָ מֵאֲתַר בֵּית שְׁכִינְתֵּהּ. יְיָ יִמְלֺךְ לְעוֹלָם וָעֶד. יְיָ מַלְכוּת</text:span><text:span text:style-name="T22">ֵהּ (קָאֵם) לְעָלַם וּלְעָלְמֵי עָלְמַיָּא. יְיָ אֱלֺהֵי אַבְרָהָם יִצְחָק וְיִשְׂרָאֵל אֲבוֹתֵֽינוּ, שׇׁמְרָה־זֹאת לְעוֹלָם, לְיֵֽצֶר מַחְשְׁבוֹת לְבַב עַמֶּֽךָ, וְהָכֵן לְבָבָם אֵלֶֽיךָ. וְהוּא רַחוּם, יְכַפֵּר עָוֺן וְלֺא יַשְׁחִית, וְהִרְבָּה לְהָשִׁיב</text:span><text:span text:style-name="T23"><text:s/>אַפּוֹ, וְלֺא יָעִיר כׇּל חֲמָתוֹ. כִּי אַתָּה, אֲדֹנָי, טוֹב וְסַלָּח וְרַב חֶֽסֶד לְכׇל קֹרְאֶֽיךָ. צִדְקָתְךָ צֶֽדֶק לְעוֹלָם, וְתוֹרָתְךָ אֱמֶת. תִּתֵּן אֱמֶת לְיַעֲקֹב, חֶֽסֶד לְאַבְרָהָם, אֲשֶׁר נִשְׁבַּֽעְתָּ לַאֲבוֹתֵֽינוּ מִֽימֵי קֶֽדֶם. בָּרוּךְ</text:span><text:span text:style-name="T24"><text:s/>יְיָ, יוֹם יוֹם; יַעֲמׇס־לָֽנוּ, הָאֵל יְשׁוּעָתֵֽנוּ, סֶֽלָה. יְיָ צְבָאוֹת עִמָּֽנוּ, מִשְׂגָּב לָֽנוּ אֱלֺהֵי יַעֲקֹב, סֶֽלָה. יְיָ צְבָאוֹת, אַשְׁרֵי אָדָם בֹּטֵֽחַ בָּךְ. יְיָ, הוֹשִֽׁיעָה; הַמֶּֽלֶךְ יַעֲנֵֽנוּ בְיוֹם קׇרְאֵֽנוּ. בָּרוּךְ הוּא אֱלֺה</text:span><text:span text:style-name="T25">ֵֽינוּ שֶׁבְּרָאָֽנוּ לִכְבוֹדוֹ, וְהִבְדִּילָֽנוּ מִן הַתּוֹעִים, וְנָֽתַן לָֽנוּ תּוֹרַת אֱמֶת, וְחַיֵּי עוֹלָם נָטַע בְּתוֹכֵֽנוּ; הוּא יִפְתַּח לִבֵּֽנוּ בְּתוֹרָתוֹ, וְיָשֵׂם בְּלִבֵּֽנוּ אַהֲבָתוֹ וְיִרְאָתוֹ, לַעֲשׂוֹת רְצוֹנוֹ וּלְעׇבְדוֹ בְּלֵבָב<text:s/></text:span><text:span text:style-name="T26">שָׁלֵם, לְמַֽעַן לֺא נִיגַע לָרִיק, וְלֺא נֵלֵד לַבֶּהָלָה. יְהִי רָצוֹן מִלְּפָנֶֽיךָ, יְיָ אֱלֺהֵֽינוּ וֵאלֺהֵי אֲבוֹתֵֽינוּ, שֶׁנִּשְׁמוֹר חֻקֶּֽיךָ בָּעוֹלָם הַזֶּה, וְנִזְכֶּה וְנִחְיֶה וְנִרְאֶה, וְנִירַשׁ טוֹבָה וּבְרָכָה, לִשְׁנֵי יְמוֹת הַמָּשִֽׁי</text:span><text:span text:style-name="T27">חַ וּלְחַיֵּי הָעוֹלָם הַבָּא. לְמַֽעַן יְזַמֶּרְךָ כָבוֹד וְלֺא יִדֹּם; יְיָ אֱלֺהַי, לְעוֹלָם אוֹדֶֽךָּ. בָּרוּךְ הַגֶּֽבֶר אֲשֶׁר יִבְטַח בַּייָ, וְהָיָה יְיָ מִבְטַחוֹ. בִּטְחוּ בַייָ עֲדֵי עַד, כִּי בְּיָהּ יְיָ צוּר עוֹלָמִים. וְיִבְטְחוּ בְךָ יוֹדְע</text:span><text:span text:style-name="T28">ֵי שְׁמֶֽךָ, כִּי לֺא עָזַֽבְתָּ דֹרְשֶֽׁיךָ, יְיָ. יְיָ חָפֵץ לְמַֽעַן צִדְקוֹ, יַגְדִּיל תּוֹרָה וְיַאְדִּיר.<text:s/></text:span></text:p>
      <text:p text:style-name="P29"><text:span text:style-name="T30">אֲדֹנָי, שְׂפָתַי תִּפְתָּח, וּפִי יַגִּיד תְּהִלָּתֶֽךָ.</text:span><text:span text:style-name="T31"><text:s/></text:span><text:span text:style-name="T32">בָּרוּךְ אַתָּה, יְיָ אֱלֹהֵֽינוּ וֵאלֹהֵי אֲבוֹתֵֽינוּ, אֱלֹהֵי אַבְרָהָם, אֱלֹהֵי י</text:span><text:span text:style-name="T33">ִצְחָק, וֵאלֹהֵי יַעֲקֹב, הָאֵל הַגָּדוֹל הַגִּבּוֹר וְהַנּוֹרָא, אֵל עֶלְיוֹן, גּוֹמֵל חֲסָדִים טוֹבִים, וְקוֹנֵה הַכֹּל, וְזוֹכֵר חַסְדֵי אָבוֹת, וּמֵבִיא גוֹאֵל לִבְנֵי בְנֵיהֶם לְמַֽעַן שְׁמוֹ בְּאַהֲבָה. מֶֽלֶךְ עוֹזֵר וּמוֹשִֽׁיעַ וּמָגֵן. בָּרוּךְ א</text:span><text:span text:style-name="T34">ַתָּה, יְיָ, מָגֵן אַבְרָהָם.</text:span></text:p>
      <text:p text:style-name="P35"><text:span text:style-name="T36">אַתָּה גִבּוֹר לְעוֹלָם, אֲדֹנָי; מְחַיֵּה מֵתִים אַתָּה, רַב לְהוֹשִֽׁיעַ. מַשִּׁיב הָרֽוּחַ וּמוֹרִיד הַגֶּֽשֶׁם, מְכַלְכֵּל חַיִּים בְּחֶֽסֶד, מְחַיֵּה מֵתִים בְּרַחֲמִים רַבִּים, סוֹמֵךְ נוֹפְלִים, וְרוֹפֵא חוֹלִים, וּמַתִ</text:span><text:span text:style-name="T37">ּיר אֲסוּרִים, וּמְקַיֵּם אֱמוּנָתוֹ לִישֵׁנֵי עָפָר. מִי כָמֽוֹךָ, בַּֽעַל גְּבוּרוֹת, וּמִי דּֽוֹמֶה לָּךְ, מֶֽלֶךְ מֵמִית וּמְחַיֶּה וּמַצְמִֽיחַ יְשׁוּעָה. וְנֶאֱמָן אַתָּה לְהַחֲיוֹת מֵתִים. בָּרוּךְ אַתָּה, יְיָ, מְחַיֵּה הַמֵּתִים.</text:span></text:p>
      <text:p text:style-name="P38"><text:span text:style-name="T39">In the private A</text:span><text:span text:style-name="T40">midah, skip to “atah kadosh</text:span><text:span text:style-name="T41">”.</text:span></text:p>
      <text:p text:style-name="P42"><text:span text:style-name="T43">נְקַדֵּשׁ אֶת שִׁמְךָ בָּעוֹלָם, כְּשֵׁם שֶׁמַּקְדִּישִׁים אוֹתוֹ בִּשְׁמֵי מָרוֹם, כַּכָּתוּב עַל יַד נְבִיאֶֽךָ: וְקָרָא זֶה אֶל זֶה וְאָמַר: קָדוֹשׁ, קָדוֹשׁ, קָדוֹשׁ יְיָ צְבָאוֹת; מְלֹא כׇל־הָאָֽרֶץ כ</text:span><text:span text:style-name="T44">ְּבוֹדוֹ.</text:span></text:p>
      <text:p text:style-name="P45"><text:span text:style-name="T46">לְעֻמָּתָם בָּרוּךְ יֹאמֵֽרוּ</text:span><text:span text:style-name="T47">–</text:span><text:span text:style-name="T48">בָּרוּךְ</text:span><text:span text:style-name="T49"><text:s/></text:span><text:span text:style-name="T50">כְּבוֹד</text:span><text:span text:style-name="T51"><text:s/></text:span><text:span text:style-name="T52">יְיָ</text:span><text:span text:style-name="T53"><text:s/></text:span><text:span text:style-name="T54">מִמְּקוֹמוֹ</text:span><text:span text:style-name="T55">.</text:span></text:p>
      <text:p text:style-name="P56"><text:span text:style-name="T57">וּבְדִבְרֵי קׇדְשְׁךָ כָּתוּב לֵאמֹר: יִמְלֹךְ יְיָ לְעוֹלָם, אֱלֹהַֽיִךְ צִיּוֹן לְדֹר וָדֹר; הַלְלוּיָהּ.</text:span></text:p>
      <text:p text:style-name="P58"><text:span text:style-name="T59">לְדוֹר וָדוֹר נָגִיד גׇּדְלֶֽךָ, וּלְנֵֽצַח נְצָחִים קְדֻשָּׁתְךָ נַקְדִּ</text:span><text:span text:style-name="T60">ישׁ, וְשִׁבְחֲךָ אֱלֹהֵֽינוּ מִפִּֽינוּ לֹא יָמוּשׁ לְעוֹלָם וָעֶד, כִּי אֵל מֶֽלֶךְ גָּדוֹל וְקָדוֹשׁ אָֽתָּה. בָּרוּךְ אַתָּה, יְיָ, הָאֵל הַקָּדוֹשׁ.</text:span></text:p>
      <text:p text:style-name="P61"><text:span text:style-name="T62">אַתָּה קָדוֹשׁ וְשִׁמְךָ קָדוֹשׁ, וּקְדוֹשִׁים בְּכׇל יוֹם יְהַלְלֽוּךָ סֶּֽלָה. בָּרוּךְ אַתָּה, יְיָ,</text:span><text:span text:style-name="T63"><text:s/>הָאֵל הַקָּדוֹשׁ.</text:span></text:p>
      <text:p text:style-name="P64"><text:span text:style-name="T65">אַתָּה אֶחָד וְשִׁמְךָ אֶחָד, וּמִי כְּעַמְּךָ יִשְׂרָאֵל גּוֹי אֶחָד בָּאָֽרֶץ. תִּפְאֶֽרֶת גְּדֻלָּה, וַעֲטֶֽרֶת יְשׁוּעָה, יוֹם מְנוּחָה וּקְדֻשָּׁה לְעַמְּךָ נָתָֽתָּ. אַבְרָהָם יָגֵל, יִצְחָק יְרַנֵּן, יַעֲקֹב וּבָנָיו יָנֽוּחוּ בוֹ</text:span><text:span text:style-name="T66">. מְנוּחַת אַהֲבָה וּנְדָבָה, מְנוּחַת אֱמֶת וֶאֱמוּנָה, מְנוּחַת שָׁלוֹם וְשַׁלְוָה וְהַשְׁקֵט וָבֶֽטַח, מְנוּחָה שְׁלֵמָה שָׁאַתָּה רֽוֹצֶה בָהּ; יַכִּֽירוּ בָנֶֽיךָ וְיֵדְעוּ, כִּי מֵאִתְּךָ הִיא מְנוּחָתָם, וְעַל מְנוּחָתָם יַקְדִּֽישׁוּ אֶת שְׁמֶֽךָ.</text:span></text:p>
      <text:p text:style-name="P67"><text:span text:style-name="T68">אֱלֹהֵֽינוּ וֵאלֹהֵי אֲבוֹתֵֽינוּ, רְצֵה בִמְנוּחָתֵֽנוּ. קַדְּשֵֽׁנוּ בְּמִצְוֺתֶֽיךָ, וְתֵן חֶלְקֵֽנוּ בְּתוֹרָתֶֽךָ; שַׂבְּעֵֽנוּ מִטּוּבֶֽךָ, וְשַׂמְּחֵֽנוּ בִּישׁוּעָתֶֽךָ; וְטַהֵר לִבֵּֽנוּ לְעׇבְדְּךָ בֶּאֱמֶת; וְהַנְחִילֵֽנוּ, יְיָ אֱלֹהֵֽינוּ, בְּ</text:span><text:span text:style-name="T69">אַהֲבָה וּבְרָצוֹן שַׁבַּת קׇדְשֶֽׁךָ, וְיָנֽוּחוּ בָהּ יִשְׂרָאֵל מְקַדְּשֵׁי שְׁמֶֽךָ. בָּרוּךְ אַתָּה, יְיָ, מְקַדֵּשׁ הַשַּׁבָּת.</text:span></text:p>
      <text:p text:style-name="P70">רְצֵה, יְיָ אֱלֹהֵֽינוּ, בְּעַמְּךָ יִשְׂרָאֵל וּבִתְפִלָּתָם; וְהָשֵׁב אֶת הָעֲבוֹדָה לִדְבִיר בֵּיתֶֽךָ, וְאִשֵּׁי יִשְׂרָאֵל וּתְפִלָּתָם בְּאַהֲבָה תְקַבֵּל בְּרָצוֹן, וּתְהִי לְרָצוֹן תָּמִיד עֲבוֹדַת יִשְׂרָאֵל עַמֶּֽךָ.<text:s/></text:p>
      <text:p text:style-name="P71">(אֱלֹהֵֽינוּ וֵאלֹהֵי אֲבוֹתֵֽינוּ, יַעֲלֶה וְיָבֹא, וְיַגִּֽיעַ וְיֵרָאֶה, וְיֵרָצֶה וְיִשָּׁמַע, וְיִפָּקֵד וְיִזָּכֵר זִכְרוֹנֵֽנוּ וּפִקְדוֹנֵֽנוּ, וְזִכְרוֹן אֲבוֹתֵֽינוּ, וְזִכְרוֹן מָשִֽׁיחַ בֶּן דָּוִד עַבְדֶּֽךָ, וְזִכְרוֹן יְרוּשָׁלַֽיִם עִיר קׇדְשֶֽׁךָ, וְזִכְרוֹן כׇּל עַמְּךָ בֵּית יִשְׂרָאֵל לְפָנֶֽיךָ, לִפְלֵיטָה וּלְטוֹבָה, לְחֵן וּלְחֶֽסֶד וּלְרַחֲמִים, לְחַיִּים וּלְשָׁלוֹם, בְּיוֹם רֹאשׁ הַחֹֽדֶשׁ<text:s/>הַזֶּה. זׇכְרֵֽנוּ, יְיָ אֱלֹהֵֽינוּ, בּוֹ לְטוֹבָה, וּפׇקְדֵֽנוּ בוֹ לִבְרָכָה, וְהוֹשִׁיעֵֽנוּ בוֹ לְחַיִּים; וּבִדְבַר יְשׁוּעָה וְרַחֲמִים חוּס וְחׇנֵּֽנוּ, וְרַחֵם עָלֵֽינוּ וְהוֹשִׁיעֵֽנוּ, כִּי אֵלֶֽיךָ עֵינֵֽינוּ, כִּי אֵל מֶֽלֶךְ חַנּוּן וְרַחוּם אָֽתָּה.)</text:p>
      <text:p text:style-name="P72"><text:span text:style-name="T73">וְתֶחֱזֶֽינָה עֵינֵֽינוּ בְּשׁוּבְךָ לְצִיּוֹן בְּרַחֲמִים. בָּרוּךְ אַתָּה, יְיָ, הַמַּחֲזִיר שְׁכִינָתוֹ לְצִיּוֹן.</text:span></text:p>
      <text:p text:style-name="P74"><text:span text:style-name="T75">מוֹדִים אֲנַֽחְנוּ לָךְ, שָׁאַתָּ</text:span><text:span text:style-name="T76">ה הוּא יְיָ אֱלֹהֵֽינוּ וֵאלֹהֵי אֲבוֹתֵֽינוּ לְעוֹלָם וָעֶד. צוּר חַיֵּֽינוּ, מָגֵן יִשְׁעֵֽנוּ אַתָּה הוּא. לְדוֹר וָדוֹר נוֹדֶה לְךָ, וּנְסַפֵּר תְּהִלָּתֶֽךָ, עַל חַיֵּֽינוּ הַמְּסוּרִים בְּיָדֶֽךָ, וְעַל נִשְׁמוֹתֵֽינוּ הַפְּקוּדוֹת לָךְ, וְעַל נִסֶּֽ</text:span><text:span text:style-name="T77">יךָ שֶׁבְּכׇל יוֹם עִמָּֽנוּ, וְעַל נִפְלְאוֹתֶֽיךָ וְטוֹבוֹתֶֽיךָ שֶׁבְּכׇל עֵת, עֶֽרֶב וָבֹֽקֶר וְצׇהֳרָֽיִם. הַטּוֹב כִּי לֹא כָלוּ רַחֲמֶֽיךָ, וְהַמְרַחֵם כִּי לֹא תַֽמּוּ חֲסָדֶֽיךָ, כִּי מֵעוֹלָם קִוִּֽינוּ לָךְ.</text:span></text:p>
      <text:p text:style-name="P78"><text:span text:style-name="T79">During the repetition of the Amidah,<text:s/></text:span><text:span text:style-name="T80">the congregation recites during “modim</text:span><text:span text:style-name="T81">”:</text:span></text:p>
      <text:p text:style-name="P82"><text:span text:style-name="T83">(מוֹדִים אֲנַֽחְנוּ לָךְ, שָׁאַתָּה הוּא יְיָ אֱלֹהֵֽינוּ וֵאלֹהֵי אֲבוֹתֵֽינוּ. אֱלֹהֵי כׇל־בָּשָׂר, יוֹצְרֵֽנוּ, יוֹצֵר בְּרֵאשִׁית, בְּרָכוֹת וְהוֹדָאוֹת לְשִׁמְךָ הַגָּדוֹל וְהַקָּדוֹשׁ עַל שֶׁהֶחֱיִיתָֽנוּ וְקִ</text:span><text:span text:style-name="T84">יַּמְתָּֽנוּ. כֵּן תְּחַיֵּֽנוּ וּתְקַיְּמֵֽנוּ,וְתֶאֱסוֹף גָּלֻיּוֹתֵֽינוּ לְחַצְרוֹת קׇדְשֶֽׁךָ לִשְׁמֹר חֻקֶּֽיךָ וְלַעֲשׂוֹת רְצוֹנֶֽךָ, וּלְעׇׇבְדְּךָ בְּלֵבָב שָׁלֵם, עַל שֶׁאֲנַֽחְנוּ מוֹדִים לָךְ. בָּרוּךְ אֵל הַהוֹדָאוֹת.)</text:span></text:p>
      <text:p text:style-name="P85"><text:span text:style-name="T86">(</text:span><text:span text:style-name="T87">עַל הַנִּסִּים וְעַל הַפֻּרְקָן, וְעַל הַגְּבוּרוֹת וְעַל הַתְּשׁוּעוֹת, וְעַל הַמִּלְחָמוֹת, שֶׁעָשִֽׂיתָ לַאֲבוֹתֵֽינוּ בַּיָּמִים הָהֵם בַּזְּמַן הַזֶּה</text:span><text:span text:style-name="T88">׃</text:span><text:span text:style-name="T89"><text:s/></text:span><text:span text:style-name="T90">בִּימֵי מַתִּתְיָֽהוּ בֶּן יוֹחָנָן כֹּהֵן גָּדוֹל, חַשְׁמוֹנַי וּבָנָיו, כְּשֶׁעָמְדָה מַלְכוּת יָוָן הָרְשָׁעָה עַל עַמְּךָ יִשְׂרָאֵל לְהַשְׁכִּיחָם תּוֹרָתֶֽךָ, וּלְהַעֲבִירָם מֵחֻקֵּי רְצוֹנֶֽךָ. וְאַתָּה בְּרַחֲמֶֽיךָ הָרַבִּים עָמַֽדְתָּ לָהֶם בְּעֵת צָרָתָם, רַֽבְתָּ אֶת רִיבָם, דַּֽנְתָּ אֶת דִּינָם, נָקַֽמְתָּ אֶת נִקְמָתָם; מָסַֽרְתָּ גִבּוֹרִים בְּיַד חַלָּשִׁים, וְרַבִּים בְּיַד מְעַטִּים, וּטְמֵאִים בְּיַד טְהוֹרִים,<text:s/></text:span><text:span text:style-name="T91">וּרְשָׁעִים בְּיַד צַדִּיקִים, וְזֵדִים בְּיַד עוֹסְקֵי תוֹרָתֶֽךָ. וּלְךָ עָשִֽׂיתָ שֵׁם גָּדוֹל וְקָדוֹשׁ בְּעוֹלָמֶֽךָ, וּלְעַמְּךָ יִשְׂרָאֵל עָשִֽׂיתָ תְּשׁוּעָה גְדוֹלָה וּפֻרְקָן כְּהַיּוֹם הַזֶּה. וְאַחַר כֵּן בָּֽאוּ בָנֶֽיךָ לִדְבִיר בֵּיתֶֽךָ, וּפִנּוּ אֶת הֵיכָלֶֽךָ, וְטִהֲרוּ אֶת מִקְדָּשֶֽׁךָ, וְהִדְלִֽיקוּ נֵרוֹת בְּחַצְרוֹת קׇדְשֶֽׁךָ, וְקָבְעוּ שְׁמוֹנַת יְמֵי חֲנֻכָּה אֵֽלּוּ לְהוֹדוֹת וּלְהַלֵּל לְשִׁמְךָ הַגָּדוֹל.)</text:span></text:p>
      <text:p text:style-name="P92"><text:span text:style-name="T93">וְעַל כֻּלָּם יִתְבָּרַך</text:span><text:span text:style-name="T94">ְ וְיִתְרוֹמַם שִׁמְךָ, מַלְכֵּֽנוּ, תָּמִיד לְעוֹלָם וָעֶד. וְכׇל־הַחַיִּים יוֹדֽוּךָ סֶּֽלָה, וִיהַלְלוּ אֶת שִׁמְךָ בֶּאֱמֶת, הָאֵל, יְשׁוּעָתֵֽנוּ וְעֶזְרָתֵֽנוּ סֶֽלָה. בָּרוּךְ אַתָּה, יְיָ, הַטּוֹב שִׁמְךָ, וּלְךָ נָאֶה לְהוֹדוֹת.</text:span></text:p>
      <text:p text:style-name="P95"><text:span text:style-name="T96">שָׁלוֹם רָב עַל יִשְׂרָאֵל עַמְּךָ תָּשִׂים לְעוֹלָם, כִּי אַתָּה הוּא מֶֽלֶךְ אָדוֹן לְכׇל הַשָּׁלוֹם, וְטוֹב בְּעֵינֶֽיךָ לְבָרֵךְ אֶת עַמְּךָ יִשְׂרָאֵל בְּכׇל עֵת וּבְכׇל שָׁעָה בִּשְׁלוֹמֶֽךָ. בָּרוּךְ אַתָּה, יְיָ, הַמְבָרֵךְ אֶת עַמּוֹ יִשְׂרָאֵל בַּשָּׁלוֹם</text:span><text:span text:style-name="T97">.</text:span></text:p>
      <text:p text:style-name="P98"><text:span text:style-name="T99">אֱלֹהַי, נְצוֹר לְשׁוֹנִי מֵרָע, וּשְׂפָתַי מִדַּבֵּר מִרְמָה, וְלִמְקַלְלַי נַפְשִׁי תִדּוֹם, וְנַפְשִׁי כֶּעָפָר לַכֹּל תִּהְיֶה. פְּתַח לִבִּי בְּתוֹרָתֶֽךָ, וּבְמִצְוֺתֶֽיךָ תִּרְדּוֹף נַפְשִׁי; וְכֹל הַחוֹשְׁבִים עָלַי רָעָה, מְהֵרָה הָפֵר עֲצָתָם וְקַלְקֵל מַחֲשַׁבְתָּם. עֲשֵׂה לְמַֽעַן שְׁמֶֽךָ, עֲשֵׂה לְמַֽעַן יְמִינֶֽךָ, עֲשֵׂה לְמַֽעַן קְדֻשָּׁתֶֽךָ, עֲשֵׂה לְמַֽעַן תּוֹרָתֶֽךָ. לְמַֽעַן יֵחָלְצוּן יְדִידֶֽיךָ, הוֹשִֽׁיעָה יְמִינְךָ וַעֲנֵֽנִי. יִהְיוּ לְרָצוֹן אִמְרֵי פִי וְהֶגְיוֹן לִבִּי לְפָנֶֽיךָ, יְיָ, צוּרִי וְגֹאֲלִי. עֹשֶׂה שָׁלוֹם בִּמְרוֹמָיו, הוּא יַעֲשֶׂה שָׁלוֹם עָלֵֽינוּ וְעַל כׇּל־יִשְׂרָאֵל, וְאִמְרוּ אָמֵן. יְהִי רָצוֹן מִלְּפָנֶֽיךָ, יְיָ אֱלֹהֵֽינוּ וֵאלֹהֵי אֲבוֹתֵֽינוּ, שֶׁיִּבָּנֶה בֵּית הַמִּקְדָּשׁ בִּמְהֵרָה בְיָמֵֽינוּ, וְתֵן חֶלְקֵֽנוּ בְּתוֹרָתֶֽךָ. וְשָׁם נַעֲבׇדְךָ בְּיִרְאָה, כִּימֵי עוֹלָם וּכְשָׁנִים קַדְמוֹנִיּוֹת. וְעָרְבָה לַייָ מִנְחַת יְהוּדָה וִירוּשָׁלָֽיִם, כִּימֵי עוֹלָם וּכְשָׁנִים קַדְמוֹנִיּוֹת.</text:span></text:p>
      <text:p text:style-name="P100"><text:span text:style-name="T101">צִדְקָתְךָ צֶֽדֶק לְעוֹלָם, וְתוֹרָתְךָ אֱמֶת. וְצִדְקָתְךָ אֱלֹהִים עַד מָרוֹם, אֲשֶׁר עָשִֽׂיתָ גְדֹלוֹת; אֱלֹהִים, מִי כָמֽוֹךָ. צִדְקָתְךָ כְּהַרְרֵי אֵל, מִשְׁפָּטֶֽיךָ תְּהוֹם רַבָּה; אָדָם וּבְהֵמָה תוֹשִֽׁיעַ, יְיָ</text:span><text:span text:style-name="T102">.</text:span></text:p>
      <text:p text:style-name="P103"><text:span text:style-name="T104">בָּרְכוּ אֶת יְיָ הַמְבֹרָךְ.</text:span><text:span text:style-name="T105"><text:s/></text:span><text:span text:style-name="T106">בָּרוּךְ יְיָ הַמְבֹרָךְ לְעוֹלָם וָעֶד.</text:span></text:p>
      <text:p text:style-name="P107"><text:span text:style-name="T108">בָּרוּךְ אַתָּה, יְיָ אֱלֹהֵֽינוּ, מֶֽלֶךְ הָעוֹלָם, אֲשֶׁר בִּדְבָרוֹ מַעֲרִיב עֲרָבִים. בְּחׇכְמָה פּוֹתֵֽחַ שְׁעָרִים, וּבִתְבוּנָה מְשַׁנֶּה עִתִּים, וּמַחֲלִיף אֶת הַזְּמַנִּים, וּמְסַדֵּר אֶת הַכּוֹכָבִים בְּמִשְׁמְרוֹתֵיהֶם בָּרָקִֽיעַ כִּרְצוֹנוֹ. בּוֹרֵא יוֹם וָלָֽיְלָה, גּוֹלֵל אוֹר מִפְּנֵי חֽשֶׁךְ, וְחֽשֶׁךְ מִפְּנֵי אוֹר, וּמַעֲבִיר יוֹם וּמֵֽבִיא לָֽיְלָה, וּמַבְדִּיל בֵּין יוֹם וּבֵין לָֽיְלָה, יְיָ צְבָאוֹת שְׁמוֹ. אֵל חַי וְקַיָּם, תָּמִיד יִמְלֹךְ עָלֵֽינוּ, לְעוֹלָם וָעֶד. בָּרוּךְ אַתָּה, יְיָ, הַמַּעֲרִיב עֲרָבִים</text:span><text:span text:style-name="T109">.</text:span></text:p>
      <text:p text:style-name="P110"><text:span text:style-name="T111">אַהֲבַת עוֹלָם בֵּית יִשְׂרָאֵל עַמְּךָ אָהָֽבְתָּ; תּוֹרָה וּמִצְוֺת, חֻקִּים וּמִשְׁפָּטִים, אוֹתָֽנוּ לִמַּֽדְתָּ</text:span><text:span text:style-name="T112">; עַל כֵּן, יְיָ אֱלֹהֵֽינוּ, בְּשׇׁכְבֵּֽנוּ וּבְקוּמֵֽנוּ נָשִֽׂיחַ בְּחֻקֶּֽיךָ, וְנִשְׂמַח בְּדִבְרֵי תוֹרָתְךָ וּבְמִצְוֺתֶֽיךָ לְעוֹלָם וָעֶד. כִּי הֵם חַיֵּֽינוּ וְאֹֽרֶךְ יָמֵֽינוּ, וּבָהֶם נֶהְגֶּה יוֹמָם וָלָֽיְלָה. (ש"ץ) וְאַהֲבָתְךָ אַל תָּסִיר מִמֶּֽנּוּ לְעוֹלָמִים. בָּרוּךְ אַתָּה, יְיָ, אוֹהֵב עַמּוֹ יִשְׂרָאֵל.</text:span></text:p>
      <text:p text:style-name="P113"><text:span text:style-name="T114">שְׁמַע יִשְׂרָאֵל, יְיָ אֱלֹהֵינוּ, יְיָ אֶחָד. בָּרוּךְ שֵׁם כְּבוֹד מַלְכוּתוֹ לְעוֹלָם וָעֶד</text:span><text:span text:style-name="T115">.</text:span></text:p>
      <text:p text:style-name="P116"><text:span text:style-name="T117">וְאָהַבְתָּ אֵת יְיָ אֱלֹהֶֽיךָ בְּכׇל לְבָבְךָ וּבְכׇל נַפְשְׁךָ וּבְכׇל מְאֹדֶֽךָ. וְהָיוּ הַדְּבָרִים הָאֵֽלֶּה, אֲשֶׁר אָנֹכִי מְצַוְּךָ הַיּוֹם, עַל לְבָבֶֽךָ. וְשִׁנַּנְתָּם לְבָנֶֽיךָ וְדִבַּרְתָּ בָּם, בְּשִׁבְתְּךָ בְּבֵיתֶֽךָ, וּבְלֶכְתְּךָ בַדֶּֽרֶךְ, וּבְשׇׁכְבְּךָ וּבְקוּמֶֽךָ. וּקְשַׁרְתָּם לְאוֹת עַל יָדֶֽךָ, וְהָיוּ לְטֹטָפֹת בֵּין עֵינֶֽיךָ. וּכְתַבְתָּם עַל מְזֻזוֹת בֵּיתֶֽךָ וּבִשְׁעָרֶֽיךָ</text:span><text:span text:style-name="T118">.</text:span></text:p>
      <text:p text:style-name="P119"><text:span text:style-name="T120">וְהָיָה אִם שָׁמֹֽעַ תִּשְׁמְעוּ אֶל מִצְוֺתַי, אֲשֶׁר אָנֹכִי מְצַוֶּה אֶתְכֶם הַיּוֹם, לְאַהֲבָה אֶת יְיָ אֱלֹהֵיכֶם וּלְעׇבְדוֹ בְּכׇל לְבַבְכֶם וּבְכׇל נַפְשְׁכֶם. וְנָתַתִּי מְטַר אַרְצְכֶם בְּעִתּוֹ, יוֹרֶה וּמַלְקוֹשׁ; וְאָסַפְתָּ דְגָנֶֽךָ, וְתִירֹשְׁךָ וְיִצְהָרֶֽךָ. וְנָתַתִּי עֵֽשֶׂב בְּשָׂדְךָ לִבְהֶמְתֶּֽךָ; וְאָכַלְתָּ וְשָׂבָֽעְתָּ. הִשָּֽמְרוּ לָכֶם פֶּן יִפְתֶּה לְבַבְכֶם, וְסַרְתֶּם וַעֲבַדְתֶּם אֱלֹהִים אֲחֵרִים, וְהִשְׁתַּחֲוִיתֶם לָהֶם. וְחָרָה אַף יְיָ בָּכֶם, וְעָצַר אֶת הַשָּׁמַֽיִם וְלֹא יִהְיֶה מָטָר, וְהָאֲדָמָה לֹא תִתֵּן אֶת יְבוּלָהּ; וַאֲבַדְתֶּם מְהֵרָה מֵעַל הָאָֽרֶץ הַטֹּבָה אֲשֶׁר יְיָ נֹתֵן לָכֶם. וְשַׂמְתֶּם אֶת דְּבָרַי אֵֽלֶּה עַל לְבַבְכֶם וְעַל נַפְשְׁכֶם; וּקְשַׁרְתֶּם אֹתָם לְאוֹת עַל יֶדְכֶם, וְהָיוּ לְטוֹטָפֹת בֵּין עֵינֵיכֶם. וְלִמַּדְתֶּם אֹתָם אֶת בְּנֵיכֶם לְדַבֵּר בָּם, בְּשִׁבְתְּךָ בְּבֵיתֶֽךָ, וּבְלֶכְתְּךָ בַדֶּֽרֶךְ, וּבְשׇׁכְבְּךָ וּבְקוּמֶֽךָ. וּכְתַבְתָּם עַל מְזוּזוֹת בֵּיתֶֽךָ וּבִשְׁעָרֶֽיךָ. לְמַֽעַן יִרְבּוּ יְמֵיכֶם וִימֵי בְנֵיכֶם, עַל הָאֲדָמָה אֲשֶׁר נִשְׁבַּע יְיָ לַאֲבֹתֵיכֶם לָתֵת לָהֶם, כִּימֵי הַשָּׁמַֽיִם עַל הָאָֽרֶץ</text:span><text:span text:style-name="T121">.</text:span></text:p>
      <text:p text:style-name="P122"><text:span text:style-name="T123">וַיֹּֽאמֶר יְיָ אֶל מֹשֶׁה לֵּאמֹר: דַּבֵּר אֶל בְּנֵי יִשְׂרָאֵל וְאָמַרְתָּ אֲלֵהֶם, וְעָשׂוּ לָהֶם צִיצִת עַל כַּנְפֵי בִגְדֵיהֶם לְדֹרֹתָם; וְנָתְנוּ עַל צִיצִת הַכָּנָף פְּתִיל תְּכֵֽלֶת. וְהָיָה לָכֶם לְצִיצִת, וּרְאִיתֶם אֹתוֹ, וּזְכַרְתֶּם אֶת כׇּל־מִצְוֺת יְיָ, וַעֲשִׂיתֶם אֹתָם; וְלֹא תָתֽוּרוּ אַחֲרֵי לְבַבְכֶם וְאַחֲרֵי עֵינֵיכֶם,<text:s/></text:span><text:soft-page-break/><text:span text:style-name="T124">אֲשֶׁר אַתֶּם זֹנִים אַחֲרֵיהֶם. לְמַֽעַן תִּזְכְּרוּ וַעֲשִׂיתֶם אֶת כׇּל־מִצְוֺתָי; וִהְיִיתֶם קְדֹשִׁים לֵאלֹהֵיכֶם. אֲנִי יְיָ אֱלֹהֵיכֶם, אֲשֶׁר הוֹצֵֽאתִי אֶתְכֶם מֵאֶֽרֶץ מִצְרַֽיִם לִהְיוֹת לָכֶם לֵאלֹהִים; אֲנִי <text:s/>יְיָ אֱלֹהֵיכֶם</text:span></text:p>
      <text:p text:style-name="P125"><text:span text:style-name="T126">אֱמֶת וֶאֱמוּנָה כׇּל זֹאת, וְקַיָּם עָלֵֽינוּ כִּי הוּא יְיָ אֱלֹהֵֽינוּ וְאֵין זוּלָתוֹ, וַאֲנַֽחְנוּ יִשְׂרָאֵל עַמּוֹ. הַפּוֹדֵֽנוּ מִיַּד מְלָכִים, מַלְכֵּֽנוּ הַגּוֹאֲלֵֽנוּ מִכַּף כׇּל הֶעָרִיצִים; הָאֵל הַנִּפְרָע לָֽנוּ מִצָּרֵֽינוּ, וְהַמְשַׁלֵּם גְּמוּל לְכׇל אֹיְבֵי נַפְשֵֽׁנוּ; הָעֹשֶׂה גְדֹלוֹת עַד אֵין חֵֽקֶר, וְנִפְלָאוֹת עַד אֵין מִסְפָּר; הַשָּׂם נַפְשֵֽׁנוּ בַּחַיִּים, וְלֹא נָתַן לַמּוֹט רַגְלֵֽנוּ; הַמַּדְרִיכֵֽנוּ עַל בָּמוֹת אֹיְבֵֽינוּ, וַיָּֽרֶם קַרְנֵֽנוּ עַל כׇּל שׂוֹנְאֵֽינוּ; הָעֹֽשֶׂה לָּֽנוּ נִסִּים וּנְקָמָה בְּפַרְעֹה, אוֹתוֹת וּמוֹפְתִים בְּאַדְמַת בְּנֵי חָם; הַמַּכֶּה בְעֶבְרָתוֹ כׇּל בְּכוֹרֵי מִצְרָֽיִם, וַיּוֹצֵא אֶת עַמּוֹ יִשְׂרָאֵל מִתּוֹכָם לְחֵרוּת עוֹלָם. הַמַּעֲבִיר בָּנָיו בֵּין גִּזְרֵי יַם סוּף; אֶת רוֹדְפֵיהֶם וְאֶת שׂוֹנְאֵיהֶם בִּתְהוֹמוֹת טִבַּע. וְרָאוּ בָנָיו גְּבוּרָתוֹ; שִׁבְּחוּ וְהוֹדוּ לִשְׁמוֹ, וּמַלְכוּתוֹ בְרָצוֹן קִבְּלוּ עֲלֵיהֶם</text:span><text:span text:style-name="T127">.</text:span><text:span text:style-name="T128">משֶׁה וּבְנֵי יִשְׂרָאֵל לְךָ עָנוּ שִׁירָה בְּשִׂמְחָה רַבָּה, וְאָמְרוּ כֻלָּם</text:span><text:span text:style-name="T129">:</text:span></text:p>
      <text:p text:style-name="P130"><text:span text:style-name="T131">מִי כָמֹֽכָה בָּאֵלִם, יְיָ; מִי כָּמֹֽכָה נֶאְדָּר בַּקֹּֽדֶשׁ, נוֹרָא תְהִלֹּת, עֹֽשֵׂה פֶֽלֶא</text:span><text:span text:style-name="T132">.</text:span><text:span text:style-name="T133"><text:s/></text:span><text:span text:style-name="T134">מַלְכוּתְךָ רָאוּ בָנֶֽיךָ, בּוֹקֵֽעַ יָם לִפְנֵי משֶׁה; זֶה אֵלִי עָנוּ וְאָמְרוּ</text:span><text:span text:style-name="T135">:</text:span><text:span text:style-name="T136"><text:s/></text:span><text:span text:style-name="T137">יְיָ יִמְלֹךְ לְעֹלָם וָעֶד</text:span><text:span text:style-name="T138">.</text:span><text:span text:style-name="T139"><text:s/></text:span><text:span text:style-name="T140">וְנֶאֱמַר: כִּי פָדָה יְיָ אֶת יַעֲקֹב, וּגְאָלוֹ מִיַּד חָזָק מִמֶּֽנּוּ. בָּרוּךְ אַתָּה, יְיָ, גָּאַל יִשְׂרָאֵל.<text:s/></text:span></text:p>
      <text:p text:style-name="P141"><text:span text:style-name="T142">הַשְׁכִּיבֵֽנוּ, יְיָ אֱלֹהֵֽינוּ, לְשָׁלוֹם; וְהַעֲמִידֵֽנוּ, מַלְכֵּֽנוּ, לְחַיִּים; וּפְרוֹשׂ עָלֵֽינוּ סֻכַּת שְׁלוֹמֶֽךָ, וְתַקְּנֵֽנוּ בְּעֵצָה טוֹבָה מִלְּפָנֶֽיךָ, וְהוֹשִׁיעֵֽנוּ לְמַֽעַן שְׁמֶֽךָ; וְהָגֵן בַּעֲדֵֽנוּ, וְהָסֵר מֵעָלֵֽינוּ אוֹיֵב, דֶּֽבֶר וְחֶֽרֶב וְרָעָב וְיָגוֹן; וְהָסֵר שָׂטָן מִלְּפָנֵֽינוּ וּמֵאַחֲרֵֽינוּ, וּבְצֵל כְּנָפֶֽיךָ תַּסְתִּירֵֽנוּ; כִּי אֵל שׁוֹמְרֵֽנוּ וּמַצִּילֵֽנוּ אָֽתָּה, כִּי אֵל מֶֽלֶךְ חַנּוּן וְרַחוּם אָֽתָּה. (ש"ץ) וּשְׁמוֹר צֵאתֵֽנוּ וּבוֹאֵֽנוּ לְחַיִּים וּלְשָׁלוֹם, מֵעַתָּה וְעַד עוֹלָם. בָּרוּךְ אַתָּה, יְיָ, שׁוֹמֵר עַמּוֹ יִשְׂרָאֵל לָעַד.</text:span></text:p>
      <text:p text:style-name="P143"><text:span text:style-name="T144">אַתָּה חוֹנֵן לְאָדָם דַּֽעַת, וּמְלַמֵּד לֶאֱנוֹשׁ בִּינָה</text:span><text:span text:style-name="T145">.</text:span><text:span text:style-name="T146"><text:s/></text:span><text:span text:style-name="T147">אַתָּה חוֹנַנְתָּֽנוּ מַדַּע תּוֹרָתֶֽךָ, וַתְּלַמְּדֵֽנוּ לַעֲשׂוֹת חֻקֵּי רְצוֹנֶֽךָ; וַתַּבְדֵּל, יְיָ אֱלֹהֵֽינוּ, בֵּין קֹֽדֶשׁ לְחֹל, בֵּין אוֹר לְחֽשֶׁךְ, בֵּין יִשְׂרָאֵל לָעַמִּים, בֵּין יוֹם הַשְּׁבִיעִי לְשֵֽׁשֶׁת יְמֵי הַמַּעֲשֶׂה. אָבִֽינוּ מַלְכֵּֽנוּ, הָחֵל עָלֵֽינוּ הַיָּמִים הַבָּאִים לִקְרָאתֵֽנוּ לְשָׁלוֹם, חֲשׂוּכִים מִכׇל חֵטְא, וּמְנֻקִּים מִכׇל עָוֺן, וּמְדֻבָּקִים בְּיִרְאָתֶֽךָ</text:span><text:span text:style-name="T148"><text:s/></text:span><text:span text:style-name="T149">וְ</text:span><text:span text:style-name="T150">חׇנֵּֽנוּ מֵאִתְּךָ דֵּעָה, בִּינָה וְהַשְׁכֵּל. בָּרוּךְ אַתָּה, יְיָ, חוֹנֵן הַדָּֽעַת</text:span><text:span text:style-name="T151">.</text:span></text:p>
      <text:p text:style-name="P152"><text:span text:style-name="T153">הֲשִׁיבֵֽנוּ אָבִֽינוּ לְתוֹרָתֶֽךָ, וְקָרְבֵֽנוּ מַלְכֵּֽנוּ לַעֲבוֹדָתֶֽךָ, וְהַחֲזִירֵֽנוּ בִּתְשׁוּבָה שְׁלֵמָה לְפָנֶֽיךָ. בָּרוּךְ אַתָּה, יְיָ, הָרוֹצֶה בִּתְשׁוּבָה</text:span><text:span text:style-name="T154">.</text:span></text:p>
      <text:p text:style-name="P155"><text:span text:style-name="T156">סְלַח לָֽנוּ אָבִֽינוּ כִּי חָטָֽאנוּ, מְחַל לָֽנוּ מַלְכֵּֽנוּ כִּי פָשָֽׁעְנוּ, כִּי מוֹחֵל וְסוֹלֵֽחַ אָֽתָּה. בָּרוּךְ אַתָּה, יְיָ, חַנּוּן הַמַּרְבֶּה לִסְלֽוֹחַ</text:span><text:span text:style-name="T157">.</text:span></text:p>
      <text:p text:style-name="P158"><text:span text:style-name="T159">רְאֵה נָא בְעׇנְיֵֽנוּ וְרִיבָה רִיבֵֽנוּ, וּגְאָלֵֽנוּ מְהֵרָה לְמַֽעַן שְׁמֶֽךָ, כִּי גּוֹאֵל חָזָק אָֽתָּה. בָּרוּךְ אַתָּה, יְיָ, גּוֹאֵל יִשְׂרָאֵל</text:span><text:span text:style-name="T160">.</text:span></text:p>
      <text:p text:style-name="P161"><text:span text:style-name="T162">רְפָאֵֽנוּ יְיָ וְנֵרָפֵא, הוֹשִׁיעֵֽנוּ וְנִוָּשֵֽׁעָה, כִּי תְהִלָּתֵֽנוּ אָֽתָּה; וְהַעֲלֵה רְפוּאָה שְׁלֵמָה לְכׇל מַכּוֹתֵֽינוּ, כִּי אֵל מֶֽלֶךְ רוֹפֵא נֶאֱמָן וְרַחֲמָן אָֽתָּה. בָּרוּךְ אַתָּה, יְיָ, רוֹפֵא חוֹלֵי עַמּוֹ יִשְׂרָאֵל</text:span><text:span text:style-name="T163">.</text:span></text:p>
      <text:p text:style-name="P164"><text:span text:style-name="T165">בָּרֵךְ עָלֵֽינוּ, יְיָ אֱלֹהֵֽינוּ, אֶת הַשָּׁנָה הַזֹּאת וְאֶת כָּל מִינֵי תְבוּאָתָהּ לְטוֹבָה</text:span><text:span text:style-name="T166">,<text:s/></text:span><text:span text:style-name="T167">בקיץ:‏</text:span><text:span text:style-name="T168"><text:s/>וְתֵן בְּרָכָה</text:span><text:span text:style-name="T169"><text:s/></text:span><text:span text:style-name="T170">בחורף:‏</text:span><text:span text:style-name="T171"><text:s/>וְתֵן טַל וּמָטָר לִבְרָכָה</text:span><text:span text:style-name="T172"><text:s/></text:span><text:span text:style-name="T173">עַל פְּנֵי הָאֲדָמָה</text:span><text:span text:style-name="T174">, וְשַׂבְּעֵֽנוּ מִטּוּבָהּ,‏</text:span><text:span text:style-name="T175"><text:s/>וּבָרֵךְ שְׁנָתֵֽנוּ כַּשָּׁנִים הַטּוֹבוֹת. בָּרוּךְ אַתָּה, יְיָ, מְבָרֵךְ הַשָּׁנִים</text:span><text:span text:style-name="T176">.</text:span></text:p>
      <text:p text:style-name="P177"><text:span text:style-name="T178">תְּקַע בְּשׁוֹפָר גָּדוֹל לְחֵרוּתֵֽנוּ, וְשָׂא נֵס לְקַבֵּץ גָּלֻיּוֹתֵֽינוּ, וְקַבְּצֵֽנוּ יַֽחַד מְהֵרָה מֵאַרְבַּע כַּנְפוֹת הָאָֽרֶץ. בָּרוּךְ אַתָּה, יְיָ, מְקַבֵּץ נִדְחֵי עַמּוֹ יִשְׂרָאֵל</text:span><text:span text:style-name="T179">.</text:span></text:p>
      <text:p text:style-name="P180"><text:span text:style-name="T181">הָשִֽׁיבָה שׁוֹפְטֵֽינוּ כְּבָרִאשׁוֹנָה, וְיוֹעֲצֵֽינוּ כְּבַתְּחִלָּה; וְהָסֵר מִמֶּֽנּוּ יָגוֹן וַאֲנָחָה; וּמְלוֹךְ עָלֵֽינוּ, אַתָּה יְיָ לְבַדְּךָ, בְּחֶֽסֶד וּבְרַחֲמִים, וְצַדְּקֵֽנוּ בַּמִּשְׁפָּט. בָּרוּךְ אַתָּה, יְיָ, מֶֽלֶךְ אוֹהֵב צְדָקָה וּמִשְׁפָּט</text:span><text:span text:style-name="T182">.</text:span></text:p>
      <text:p text:style-name="P183"><text:span text:style-name="T184">וְלַמַּלְשִׁינִים אַל תְּהִי תִקְוָה, וְכׇל הָרִשְׁעָה כְּרֶֽגַע תֺּאבֵד, וְכָל אֹיְבֶֽיךָ מְהֵרָה יִכָּרֵֽתוּ; וְהַזֵּדִים מְהֵרָה תְעַקֵּר וּתְשַׁבֵּר, וּתְמַגֵּר וְתַכְנִֽיעַ בִּמְהֵרָה בְיָמֵֽינוּ. בָּרוּךְ אַתָּה, יְיָ, שׁוֹבֵר אֹיְבִים וּמַכְנִֽיעַ זֵדִים</text:span><text:span text:style-name="T185">.</text:span></text:p>
      <text:p text:style-name="P186"><text:span text:style-name="T187">עַל הַצַּדִּיקִים וְעַל הַחֲסִידִים, וְעַל זִקְנֵי עַמְּךָ בֵּית יִשְׂרָאֵל וְעַל פְּלֵיטַת סוֹפְרֵיהֶם, וְעַל גֵּרֵי הַצֶּֽדֶק וְעָלֵֽינוּ, יֶהֱמוּ נָא רַחֲמֶֽיךָ, יְיָ אֱלֹהֵֽינוּ; וְתֵן שָׂכָר טוֹב לְכׇל הַבּוֹטְחִים בְּשִׁמְךָ בֶּאֱמֶת, וְשִׂים חֶלְקֵֽנוּ עִמָּהֶם, וּלְעוֹלָם לֹא נֵבוֹשׁ, כִּי בְךָ בָטָֽחְנוּ. בָּרוּךְ אַתָּה, יְיָ, מִשְׁעָן וּמִבְטָח לַצַּדִּיקִים</text:span><text:span text:style-name="T188">.</text:span></text:p>
      <text:p text:style-name="P189"><text:span text:style-name="T190">וְלִירוּשָׁלַֽיִם עִירְךָ בְּרַחֲמִים תָּשׁוּב, וְתִשְׁכּוֹן בְּתוֹכָהּ כַּאֲשֶׁר דִּבַּֽרְתָּ; וּבְנֵה אוֹתָהּ בְּקָרוֹב בְּיָמֵֽינוּ בִּנְיַן עוֹלָם; וְכִסֵּא דָוִד מְהֵרָה לְתוֹכָהּ תָּכִין. בָּרוּךְ אַתָּה, יְיָ, בּוֹנֵה יְרוּשָׁלָֽיִם</text:span><text:span text:style-name="T191">.</text:span></text:p>
      <text:p text:style-name="P192"><text:span text:style-name="T193">אֶת צֶֽמַח דָּוִד עַבְדְּךָ מְהֵרָה תַצְמִֽיחַ, וְקַרְנוֹ תָּרוּם בִּישׁוּעָתֶֽךָ, כִּי לִישׁוּעָתְךָ קִוִּינוּ כׇל הַיּוֹם. בָּרוּךְ אַתָּה, יְיָ, מַצְמִֽיחַ קֶֽרֶן יְשׁוּעָה</text:span><text:span text:style-name="T194">.</text:span></text:p>
      <text:p text:style-name="P195"><text:span text:style-name="T196">שְׁמַע קוֹלֵֽנוּ, יְיָ אֱלֹהֵֽינוּ; חוּס וְרַחֵם עָלֵֽינוּ, וְקַבֵּל בְּרַחֲמִים וּבְרָצוֹן אֶת תְּפִלָּתֵֽנוּ, כִּי אֵל שׁוֹמֵֽעַ תְּפִלּוֹת וְתַחֲנוּנִים אָֽתָּה; וּמִלְּפָנֶֽיךָ מַלְכֵּֽנוּ רֵיקָם אַל תְּשִׁיבֵֽנוּ, כִּי אַתָּה שׁוֹמֵֽעַ תְּפִלַּת עַמְּךָ יִשְׂרָאֵל בְּרַחֲמִים. בָּרוּךְ אַתָּה, יְיָ, שׁוֹמֵֽעַ תְּפִלָּה.</text:span></text:p>
      <text:p text:style-name="P197"><text:span text:style-name="T198">וִיהִי נֹֽעַם אֲדֹנָי אֱלֹהֵֽינוּ עָלֵֽינוּ, וּמַעֲשֵׂה יָדֵֽינוּ כּוֹנְנָה עָלֵֽינוּ, וּמַעֲשֵׂה יָדֵֽינוּ כּוֹנְנֵֽהוּ</text:span><text:span text:style-name="T199">.</text:span><text:span text:style-name="T200">י</text:span><text:span text:style-name="T201"><text:s/></text:span><text:span text:style-name="T202">ֹשֵׁב בְּסֵֽתֶר עֶלְיוֹן, בְּצֵל שַׁדַּי יִתְלוֹנָן. אֹמַר לַייָ, מַחְסִי וּמְצוּדָתִי, אֱלֹהַי אֶבְטַח־בּוֹ. כִּי הוּא יַצִּילְךָ מִפַּח יָקוּשׁ, מִדֶּֽבֶר הַוּוֹת. בְּאֶבְרָתוֹ יָֽסֶךְ לָךְ, וְתַֽחַת כְּנָפָיו תֶּחְסֶה; צִנָּה וְסֹחֵרָה אֲמִתּוֹ. לֹא תִירָא מִפַּֽחַד לָֽיְלָה, מֵחֵץ יָעוּף יוֹמָם. מִדֶּֽבֶר בָּאֹֽפֶל יַהֲלֹךְ, מִקֶּֽטֶב יָשׁוּד צׇהֳרָֽיִם. יִפֹּל מִצִּדְּךָ אֶֽלֶף, וּרְבָבָה מִימִינֶֽךָ; אֵלֶֽיךָ לֹא יִגָּשׁ. רַק בְּעֵינֶֽיךָ תַבִּיט, וְשִׁלֻּמַת רְשָׁעִים תִּרְאֶה. כִּי אַתָּה, יְיָ, מַחְסִי; עֶלְיוֹן שַֽׂמְתָּ מְעוֹנֶֽךָ. לֹא תְאֻנֶּה אֵלֶֽיךָ רָעָה, וְנֶֽגַע לֹא יִקְרַב בְּאׇהֳלֶֽךָ. כִּי מַלְאָכָיו יְצַוֶּה־לָּךְ, לִשְׁמׇרְךָ בְּכׇל דְּרָכֶֽיךָ. עַל כַּפַּֽיִם יִשָּׂאֽוּנְךָ, פֶּן תִּגֹּף בָּאֶֽבֶן רַגְלֶֽךָ. עַל שַֽׁחַל וָפֶֽתֶן תִּדְרֹךְ, תִּרְמֹס כְּפִיר וְתַנִּין. כִּי בִי חָשַׁק וַאֲפַלְּטֵֽהוּ; אֲשַׂגְּבֵהוּ כִּי יָדַע שְׁמִי. יִקְרָאֵֽנִי וְאֶעֱנֵֽהוּ, עִמּוֹ אָנֹכִי בְצָרָה; אֲחַלְּצֵֽהוּ וַאֲכַבְּדֵֽהוּ. אֹֽרֶךְ יָמִים אַשְׂבִּיעֵֽהוּ, וְאַרְאֵֽהוּ בִּישׁוּעָתִי. אֹֽרֶךְ יָמִים אַשְׂבִּיעֵֽהוּ, וְאַרְאֵֽהוּ בִּישׁוּעָתִי.</text:span></text:p>
      <text:p text:style-name="P203"><text:span text:style-name="T204">עָלֵֽינוּ לְשַׁבֵּֽחַ לַאֲדוֹן הַכֹּל, לָתֵת גְּדֻלָּה לְיוֹצֵר בְּרֵאשִׁית, שֶׁלֺּא עָשָֽׂנוּ כְּגוֹיֵי הָאֲרָצוֹת, וְלֺא שָׂמָֽנוּ כְּמִשְׁפְּחוֹת הָאֲדָמָה; שֶׁלֺּא שָׂם חֶלְקֵֽנוּ כָּהֶם, וְגוֹרָלֵֽנוּ כְּכׇל הֲמוֹנָם; וַאֲנַֽחְנוּ כּוֹרְעִים וּמִשְׁתַּחֲוִים וּמוֹדִים לִפְנֵי מֶֽלֶךְ מַלְכֵי הַמְּלָכִים, הַקָּדוֹשׁ בָּרוּךְ הוּא, שֶׁהוּא נוֹטֶה שָׁמַֽיִם וְיוֹסֵד אָֽרֶץ, וּמוֹשַׁב יְקָרוֹ בַּשָּׁמַֽיִם מִמַּֽעַל, וּשְׁכִינַת עֻזּוֹ בְּגָבְהֵי מְרוֹמִים. הוּא אֱלֺהֵֽינוּ, אֵין עוֹד; אֱמֶת מַלְכֵּֽנוּ, אֶֽפֶס זוּלָתוֹ, כַּכָּתוּב בְּתוֹרָתוֹ: וְיָדַעְתָּ הַיּוֹם וַהֲשֵׁבֹתָ אֶל לְבָבֶֽךָ, כִּי יְיָ הוּא הָאֱלֺהִים בַּשָּׁמַֽיִם מִמַּֽעַל, וְעַל הָאָֽרֶץ מִתָּֽחַת, אֵין עוֹד</text:span><text:span text:style-name="T205">.</text:span></text:p>
      <text:p text:style-name="P206"><text:span text:style-name="T207">עַל כֵּן נְקַוֶּה לְךָ, יְיָ אֱלֺהֵֽינוּ, לִרְאוֹת מְהֵרָה בְּתִפְאֶֽרֶת עֻזֶּֽךָ, לְהַעֲבִיר גִּלּוּלִים מִן הָאָֽרֶץ, וְהָאֱלִילִים כָּרוֹת יִכָּרֵתוּן; לְתַקֵּן עוֹלָם בְּמַלְכוּת שַׁדַּי, וְכׇל בְּנֵי בָשָׂר יִקְרְאוּ בִשְׁמֶֽךָ, לְהַפְנוֹת אֵלֶֽיךָ כׇּל רִשְׁעֵי אָֽרֶץ. יַכִּֽירוּ וְיֵדְעוּ כׇּל יוֹשְׁבֵי תֵבֵל, כִּי לְךָ תִּכְרַע כׇּל בֶּֽרֶךְ, תִּשָּׁבַע כׇּל לָשׁוֹן. לְפָנֶֽיךָ, יְיָ אֱלֺהֵֽינוּ, יִכְרְעוּ וְיִפֹּֽלוּ, וְלִכְבוֹד שִׁמְךָ יְקָר יִתֵּֽנוּ, וִיקַבְּלוּ כֻלָּם אֶת עֹל מַלְכוּתֶֽךָ, וְתִמְלוֹךְ עֲלֵיהֶם מְהֵרָה לְעוֹלָם וָעֶד; כִּי הַמַּלְכוּת שֶׁלְּךָ הִיא, וּלְעֽוֹלְמֵי עַד תִּמְלוֹךְ בְּכָבוֹד, כַּכָּתוּב בְּתוֹרָתֶֽךָ: יְיָ יִמְלֺךְלְעֹלָם וָעֶד. וְנֶאֱמַר: וְהָיָה יְיָ לְמֶֽלֶךְ עַל כׇּל הָאָֽרֶץ; בַּיּוֹם הַהוּא יִהְיֶה יְיָ אֶחָד וּשְׁמוֹ אֶחָד</text:span><text:span text:style-name="T208">.</text:span></text:p>
      <text:p text:style-name="P209">Texts of kaddish</text:p>
      <text:p text:style-name="P210"><text:span text:style-name="T211">יִתְגַּדַּל וְיִתְקַדַּשׁ שְׁמֵהּ רַבָּא בְּעָלְמָא דִּי־בְרָא כִרְעוּתֵהּ; וְיַמְלִיךְ מַלְכוּתֵהּ בְּחַיֵּיכוֹן וּבְיוֹמֵיכוֹן, וּבְחַיֵּי דְכׇל־בֵּית יִשְׂרָאֵל, בַּעֲגָלָא וּבִזְמַן קָרִיב, וְאִמְרוּ אָמֵן. יְהֵא שְׁמֵהּ רַבָּא מְבָרַךְ לְעָלַם וּלְעָלְמֵי עָלְמַיָּא. יִתְבָּרַךְ וְיִשְׁתַּבַּח, וְיִתְפָּאַר וְיִתְרוֹמָם, וְיִתְנַשֵּׂא וְיִתְהַדָּר, וְיִתְעַלֶּה וְיִתְהַלָּל שְׁמֵהּ דְּקֻדְשָׁא, בְּרִיךְ הוּא, לְעֵֽלָּא מִן כׇּל־בִּרְכָתָא וְשִׁירָתָא, תֻּשְׁבְּחָתָא וְנֶחֱמָתָא, דַּאֲמִירָן בְּעָלְמָא, וְאִמְרוּ אָמֵן</text:span><text:span text:style-name="T212">.</text:span></text:p>
      <text:p text:style-name="P213"><text:span text:style-name="T214">עַל יִשְׂרָאֵל וְעַל רַבָּנָן וְעַל תַלְמִידֵיהוֹן, וְעַל כׇּל־תַּלְמִידֵי תַלְמִידֵיהוֹן, וְעַל כׇּל־מָן דְּעָסְקִין בְּאוֹרַיְתָא, דִּי־בְּאַתְרָא הָדֵן, וְדִי בְכׇל־אֲתַר וַאֲתַר, יְהֵא לְהוֹן וּלְכוֹן שְׁלָמָא רַבָּא, חִנָּא וְחִסְדָּא וְרַחֲמִין, וְחַיִּין אֲרִיכִין, וּמְזוֹנֵי רְוִיחֵי, וּפוּרְקָנָא מִן קֳדָם אֲבוּהוֹן דְּבִשְׁמַיָּא וְאַרְעָא, וְאִמְרוּ אָמֵן</text:span><text:span text:style-name="T215">.</text:span></text:p>
      <text:p text:style-name="P216"><text:span text:style-name="T217">תִּתְקַבַּל צְלוֹתְהוֹן וּבָעוּתְהוֹן דְּכׇל־בֵּית יִשְׂרָאֵל קֳדָם אֲבוּהוֹן דִּי בִשְׁמַיָּא, וְאִמְרוּ אָמֵן</text:span><text:span text:style-name="T218">.</text:span></text:p>
      <text:p text:style-name="P219"><text:span text:style-name="T220">יְהֵא שְׁלָמָא רַבָּא מִן שְׁמַיָּא, וְחַיִּים טוֹבִים, עָלֵֽינוּ וְעַל כׇּל־יִשְׂרָאֵל, וְאִמְרוּ אָמֵן. עֹשֶׂה שָׁלוֹם בִּמְרוֹמָיו, הוּא בְּרַחֲמָיו יַעֲשֶׂה שָׁלוֹם עָלֵֽינוּ וְעַל כׇּל־יִשְׂרָאֵל, 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5in" fo:margin-left="0.5in" fo:margin-bottom="0.5in" fo:margin-right="0.5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4T21:19:00Z</dc:date>
    <meta:template xlink:href="Normal.dotm" xlink:type="simple"/>
    <meta:editing-cycles>14</meta:editing-cycles>
    <meta:editing-duration>PT4800S</meta:editing-duration>
    <meta:document-statistic meta:page-count="2" meta:paragraph-count="47" meta:word-count="3588" meta:character-count="23997" meta:row-count="170" meta:non-whitespace-character-count="20456"/>
  </office:meta>
</office:document-meta>
</file>